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21pt" style:font-size-asian="21pt" style:font-size-complex="21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9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1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4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40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6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7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9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4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1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 fo:font-style="italic" style:font-style-asian="italic" style:font-style-complex="italic"/>
    </style:style>
    <style:style style:name="ce45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6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7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21pt" style:font-size-asian="21pt" style:font-size-complex="2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0.185208333333333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0.5291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1.1pt" style:use-optimal-row-height="false" fo:break-before="auto"/>
    </style:style>
    <style:style style:name="ro7" style:family="table-row">
      <style:table-row-properties style:row-height="9.9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3.1pt" style:use-optimal-row-height="false" fo:break-before="auto"/>
    </style:style>
    <style:style style:name="ro10" style:family="table-row">
      <style:table-row-properties style:row-height="8.1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4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2">
            <text:p><text:span text:style-name="T1">Tabelle 13: Durchschnittliche Wohnkosten von Hauptmietwohnungen nach Rechtsverhältnis,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Gemeindegrößenklasse, Bundesland, Bauperiode, Ausstattungskategori e, Haushaltsgröße, Haushalts- und Familientyp, Miatvartragsdauer und Befristung das Mietvertrags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48">
            <text:p><text:span text:style-name="T2">Miete Inklusive</text:span></text:p>
            <text:p><text:span text:style-name="T3">Betriebskosten in Euro</text:span></text:p>
          </table:table-cell>
          <table:covered-table-cell/>
          <table:table-cell office:value-type="string" table:number-columns-spanned="3" table:number-rows-spanned="1" table:style-name="ce48">
            <text:p><text:span text:style-name="T2">(Netto-)Mlete ohne</text:span></text:p>
            <text:p><text:span text:style-name="T3">Betriebskosten in Euro</text:span></text:p>
          </table:table-cell>
          <table:covered-table-cell table:number-columns-repeated="2"/>
          <table:table-cell office:value-type="string" table:number-columns-spanned="4" table:number-rows-spanned="1" table:style-name="ce49">
            <text:p><text:span text:style-name="T2">Betriebskosten in Euro</text:span></text:p>
          </table:table-cell>
          <table:covered-table-cell table:number-columns-repeated="3"/>
          <table:table-cell office:value-type="string" table:number-columns-spanned="2" table:number-rows-spanned="2" table:style-name="ce48">
            <text:p><text:span text:style-name="T2">Betriebs- kosten- enteil an der Miete</text:span></text:p>
          </table:table-cell>
          <table:covered-table-cell/>
          <table:table-cell office:value-type="string" table:number-columns-spanned="2" table:number-rows-spanned="2" table:style-name="ce17">
            <text:p><text:span text:style-name="T3">Garagen-/<text:s/></text:span><text:span text:style-name="T2">Abstell- platzkosten In Euro</text:span></text:p>
            <text:p><text:span text:style-name="T3">pro Wohnung</text:span>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3">
            <text:p><text:span text:style-name="T2">pro</text:span></text:p>
            <text:p><text:span text:style-name="T2">Wohnung</text:span></text:p>
          </table:table-cell>
          <table:table-cell office:value-type="string" table:style-name="ce4">
            <text:p><text:span text:style-name="T2">pro m'</text:span></text:p>
          </table:table-cell>
          <table:table-cell office:value-type="string" table:style-name="ce3">
            <text:p><text:span text:style-name="T2">pro</text:span></text:p>
            <text:p><text:span text:style-name="T2">Wohnung</text:span></text:p>
          </table:table-cell>
          <table:table-cell office:value-type="string" table:number-columns-spanned="2" table:number-rows-spanned="1" table:style-name="ce50">
            <text:p><text:span text:style-name="T2">pro</text:span><text:span text:style-name="T4"><text:s/>m</text:span><text:span text:style-name="T5">2</text:span></text:p>
          </table:table-cell>
          <table:covered-table-cell/>
          <table:table-cell office:value-type="string" table:number-columns-spanned="2" table:number-rows-spanned="1" table:style-name="ce51">
            <text:p><text:span text:style-name="T2">pro</text:span></text:p>
            <text:p><text:span text:style-name="T2">Wohnung</text:span></text:p>
          </table:table-cell>
          <table:covered-table-cell/>
          <table:table-cell office:value-type="string" table:number-columns-spanned="2" table:number-rows-spanned="1" table:style-name="ce50">
            <text:p><text:span text:style-name="T2">pro</text:span><text:span text:style-name="T4"><text:s/>m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4">
          <table:table-cell table:number-columns-spanned="9" table:number-rows-spanned="1" table:style-name="ce52"/>
          <table:covered-table-cell table:number-columns-repeated="8"/>
          <table:table-cell office:value-type="string" table:number-columns-spanned="2" table:number-rows-spanned="1" table:style-name="ce53">
            <text:p><text:span text:style-name="T2">In %</text:span>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repeated="16371" table:style-name="ce1"/>
        </table:table-row>
        <table:table-row table:style-name="ro5">
          <table:table-cell office:value-type="string" table:style-name="ce5">
            <text:p><text:span text:style-name="T2">Hauptmiet-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">
            <text:p><text:span text:style-name="T3">Merkmale<text:s text:c="22"/></text:span><text:span text:style-name="T6"><text:s/></text:span><text:span text:style-name="T4">wohnungen<text:s/></text:span><text:span text:style-name="T5">1</text:span>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<text:span text:style-name="T2">i</text:span><text:span text:style-name="T4">n<text:s/></text:span><text:span text:style-name="T6">1.000</text:span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7">
            <text:p><text:span text:style-name="T7">"' <text:s text:c="44"/>"'</text:span>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4" table:number-rows-spanned="1" table:style-name="ce31">
            <text:p><text:span text:style-name="T6">Insgesamt</text:span></text:p>
            <text:p><text:span text:style-name="T2">Ractrtsvarhlltnls</text:span></text:p>
          </table:table-cell>
          <table:covered-table-cell table:number-columns-repeated="3"/>
          <table:table-cell office:value-type="float" office:value="1598.9" table:number-columns-spanned="2" table:number-rows-spanned="1" table:style-name="ce35">
            <text:p>1,598.9</text:p>
          </table:table-cell>
          <table:covered-table-cell/>
          <table:table-cell office:value-type="float" office:value="488.5" table:number-columns-spanned="2" table:number-rows-spanned="1" table:style-name="ce36">
            <text:p>488.5</text:p>
          </table:table-cell>
          <table:covered-table-cell/>
          <table:table-cell office:value-type="float" office:value="7.4" table:number-columns-spanned="2" table:number-rows-spanned="1" table:style-name="ce37">
            <text:p>7.4</text:p>
          </table:table-cell>
          <table:covered-table-cell/>
          <table:table-cell office:value-type="float" office:value="358.6" table:number-columns-spanned="2" table:number-rows-spanned="1" table:style-name="ce37">
            <text:p>358.6</text:p>
          </table:table-cell>
          <table:covered-table-cell/>
          <table:table-cell office:value-type="float" office:value="5.4" table:number-columns-spanned="2" table:number-rows-spanned="1" table:style-name="ce37">
            <text:p>5.4</text:p>
          </table:table-cell>
          <table:covered-table-cell/>
          <table:table-cell office:value-type="float" office:value="130.80000000000001" table:style-name="ce8">
            <text:p>130.8</text:p>
          </table:table-cell>
          <table:table-cell office:value-type="float" office:value="2" table:style-name="ce8">
            <text:p>2.0</text:p>
          </table:table-cell>
          <table:table-cell office:value-type="float" office:value="29.6" table:style-name="ce8">
            <text:p>29.6</text:p>
          </table:table-cell>
          <table:table-cell office:value-type="float" office:value="39.5" table:number-columns-spanned="2" table:number-rows-spanned="1" table:style-name="ce37">
            <text:p>39.5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3">Gemeindewohnung</text:span></text:p>
          </table:table-cell>
          <table:covered-table-cell table:number-columns-repeated="3"/>
          <table:table-cell office:value-type="float" office:value="291.60000000000002" table:number-columns-spanned="2" table:number-rows-spanned="1" table:style-name="ce39">
            <text:p>291.6</text:p>
          </table:table-cell>
          <table:covered-table-cell/>
          <table:table-cell office:value-type="float" office:value="376" table:number-columns-spanned="2" table:number-rows-spanned="1" table:style-name="ce40">
            <text:p>376.0</text:p>
          </table:table-cell>
          <table:covered-table-cell/>
          <table:table-cell office:value-type="float" office:value="6.3" table:number-columns-spanned="2" table:number-rows-spanned="1" table:style-name="ce41">
            <text:p>6.3</text:p>
          </table:table-cell>
          <table:covered-table-cell/>
          <table:table-cell office:value-type="float" office:value="241.9" table:number-columns-spanned="2" table:number-rows-spanned="1" table:style-name="ce39">
            <text:p>241.9</text:p>
          </table:table-cell>
          <table:covered-table-cell/>
          <table:table-cell office:value-type="float" office:value="4.0999999999999996" table:number-columns-spanned="2" table:number-rows-spanned="1" table:style-name="ce41">
            <text:p>4.1</text:p>
          </table:table-cell>
          <table:covered-table-cell/>
          <table:table-cell office:value-type="float" office:value="134.69999999999999" table:style-name="ce9">
            <text:p>134.7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7.6" table:style-name="ce10">
            <text:p>37.6</text:p>
          </table:table-cell>
          <table:table-cell office:value-type="float" office:value="38.700000000000003" table:number-columns-spanned="2" table:number-rows-spanned="1" table:style-name="ce41">
            <text:p>38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3">Genossenschaftswohnung</text:span></text:p>
          </table:table-cell>
          <table:covered-table-cell table:number-columns-repeated="3"/>
          <table:table-cell office:value-type="float" office:value="627.79999999999995" table:number-columns-spanned="2" table:number-rows-spanned="1" table:style-name="ce40">
            <text:p>627.8</text:p>
          </table:table-cell>
          <table:covered-table-cell/>
          <table:table-cell office:value-type="float" office:value="459" table:number-columns-spanned="2" table:number-rows-spanned="1" table:style-name="ce40">
            <text:p>459.0</text:p>
          </table:table-cell>
          <table:covered-table-cell/>
          <table:table-cell office:value-type="float" office:value="6.6" table:number-columns-spanned="2" table:number-rows-spanned="1" table:style-name="ce41">
            <text:p>6.6</text:p>
          </table:table-cell>
          <table:covered-table-cell/>
          <table:table-cell office:value-type="float" office:value="330.9" table:number-columns-spanned="2" table:number-rows-spanned="1" table:style-name="ce41">
            <text:p>330.9</text:p>
          </table:table-cell>
          <table:covered-table-cell/>
          <table:table-cell office:value-type="float" office:value="4.7" table:number-columns-spanned="2" table:number-rows-spanned="1" table:style-name="ce41">
            <text:p>4.7</text:p>
          </table:table-cell>
          <table:covered-table-cell/>
          <table:table-cell office:value-type="float" office:value="128.4" table:style-name="ce9">
            <text:p>128.4</text:p>
          </table:table-cell>
          <table:table-cell office:value-type="float" office:value="1.9" table:style-name="ce11">
            <text:p>1.9</text:p>
          </table:table-cell>
          <table:table-cell office:value-type="float" office:value="29.4" table:style-name="ce11">
            <text:p>29.4</text:p>
          </table:table-cell>
          <table:table-cell office:value-type="float" office:value="37.6" table:number-columns-spanned="2" table:number-rows-spanned="1" table:style-name="ce40">
            <text:p>37.6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andere Hauptmiete</text:span></text:p>
          </table:table-cell>
          <table:covered-table-cell table:number-columns-repeated="3"/>
          <table:table-cell office:value-type="float" office:value="679.6" table:number-columns-spanned="2" table:number-rows-spanned="1" table:style-name="ce40">
            <text:p>679.6</text:p>
          </table:table-cell>
          <table:covered-table-cell/>
          <table:table-cell office:value-type="float" office:value="563.9" table:number-columns-spanned="2" table:number-rows-spanned="1" table:style-name="ce41">
            <text:p>563.9</text:p>
          </table:table-cell>
          <table:covered-table-cell/>
          <table:table-cell office:value-type="float" office:value="8.6" table:number-columns-spanned="2" table:number-rows-spanned="1" table:style-name="ce41">
            <text:p>8.6</text:p>
          </table:table-cell>
          <table:covered-table-cell/>
          <table:table-cell office:value-type="float" office:value="434.3" table:number-columns-spanned="2" table:number-rows-spanned="1" table:style-name="ce41">
            <text:p>434.3</text:p>
          </table:table-cell>
          <table:covered-table-cell/>
          <table:table-cell office:value-type="float" office:value="6.5" table:number-columns-spanned="2" table:number-rows-spanned="1" table:style-name="ce41">
            <text:p>6.5</text:p>
          </table:table-cell>
          <table:covered-table-cell/>
          <table:table-cell office:value-type="float" office:value="131.4" table:style-name="ce9">
            <text:p>131.4</text:p>
          </table:table-cell>
          <table:table-cell office:value-type="float" office:value="2.1" table:style-name="ce11">
            <text:p>2.1</text:p>
          </table:table-cell>
          <table:table-cell office:value-type="float" office:value="26.5" table:style-name="ce11">
            <text:p>26.5</text:p>
          </table:table-cell>
          <table:table-cell office:value-type="float" office:value="45.8" table:number-columns-spanned="2" table:number-rows-spanned="1" table:style-name="ce41">
            <text:p>45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Gamalndagr68enklassa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Wien</text:span></text:p>
          </table:table-cell>
          <table:covered-table-cell table:number-columns-repeated="3"/>
          <table:table-cell office:value-type="float" office:value="686.4" table:number-columns-spanned="2" table:number-rows-spanned="1" table:style-name="ce40">
            <text:p>686.4</text:p>
          </table:table-cell>
          <table:covered-table-cell/>
          <table:table-cell office:value-type="float" office:value="503.1" table:number-columns-spanned="2" table:number-rows-spanned="1" table:style-name="ce40">
            <text:p>503.1</text:p>
          </table:table-cell>
          <table:covered-table-cell/>
          <table:table-cell office:value-type="float" office:value="7.7" table:number-columns-spanned="2" table:number-rows-spanned="1" table:style-name="ce41">
            <text:p>7.7</text:p>
          </table:table-cell>
          <table:covered-table-cell/>
          <table:table-cell office:value-type="float" office:value="358.5" table:number-columns-spanned="2" table:number-rows-spanned="1" table:style-name="ce41">
            <text:p>358.5</text:p>
          </table:table-cell>
          <table:covered-table-cell/>
          <table:table-cell office:value-type="float" office:value="5.4" table:number-columns-spanned="2" table:number-rows-spanned="1" table:style-name="ce41">
            <text:p>5.4</text:p>
          </table:table-cell>
          <table:covered-table-cell/>
          <table:table-cell office:value-type="float" office:value="145.1" table:style-name="ce9">
            <text:p>145.1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2.700000000000003" table:style-name="ce11">
            <text:p>32.7</text:p>
          </table:table-cell>
          <table:table-cell office:value-type="float" office:value="59.4" table:number-columns-spanned="2" table:number-rows-spanned="1" table:style-name="ce41">
            <text:p>59.4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andere Gemeinden&gt; 100.000 Elnw.</text:span></text:p>
          </table:table-cell>
          <table:covered-table-cell table:number-columns-repeated="3"/>
          <table:table-cell office:value-type="float" office:value="223.9" table:number-columns-spanned="2" table:number-rows-spanned="1" table:style-name="ce39">
            <text:p>223.9</text:p>
          </table:table-cell>
          <table:covered-table-cell/>
          <table:table-cell office:value-type="float" office:value="520.20000000000005" table:number-columns-spanned="2" table:number-rows-spanned="1" table:style-name="ce40">
            <text:p>520.2</text:p>
          </table:table-cell>
          <table:covered-table-cell/>
          <table:table-cell office:value-type="float" office:value="8.5" table:number-columns-spanned="2" table:number-rows-spanned="1" table:style-name="ce41">
            <text:p>8.5</text:p>
          </table:table-cell>
          <table:covered-table-cell/>
          <table:table-cell office:value-type="float" office:value="386.3" table:number-columns-spanned="2" table:number-rows-spanned="1" table:style-name="ce41">
            <text:p>386.3</text:p>
          </table:table-cell>
          <table:covered-table-cell/>
          <table:table-cell office:value-type="float" office:value="6.3" table:number-columns-spanned="2" table:number-rows-spanned="1" table:style-name="ce41">
            <text:p>6.3</text:p>
          </table:table-cell>
          <table:covered-table-cell/>
          <table:table-cell office:value-type="float" office:value="134.19999999999999" table:style-name="ce9">
            <text:p>134.2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28.4" table:style-name="ce11">
            <text:p>28.4</text:p>
          </table:table-cell>
          <table:table-cell office:value-type="float" office:value="38.6" table:number-columns-spanned="2" table:number-rows-spanned="1" table:style-name="ce41">
            <text:p>38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Gemeinden &gt; 10.000 u. s 100.000 Elnw.</text:span></text:p>
          </table:table-cell>
          <table:covered-table-cell table:number-columns-repeated="3"/>
          <table:table-cell office:value-type="float" office:value="307.39999999999998" table:number-columns-spanned="2" table:number-rows-spanned="1" table:style-name="ce40">
            <text:p>307.4</text:p>
          </table:table-cell>
          <table:covered-table-cell/>
          <table:table-cell office:value-type="float" office:value="460.8" table:number-columns-spanned="2" table:number-rows-spanned="1" table:style-name="ce40">
            <text:p>460.8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338.6" table:number-columns-spanned="2" table:number-rows-spanned="1" table:style-name="ce41">
            <text:p>338.6</text:p>
          </table:table-cell>
          <table:covered-table-cell/>
          <table:table-cell office:value-type="float" office:value="5" table:number-columns-spanned="2" table:number-rows-spanned="1" table:style-name="ce41">
            <text:p>5.0</text:p>
          </table:table-cell>
          <table:covered-table-cell/>
          <table:table-cell office:value-type="float" office:value="123.8" table:style-name="ce10">
            <text:p>123.8</text:p>
          </table:table-cell>
          <table:table-cell office:value-type="float" office:value="1.9" table:style-name="ce11">
            <text:p>1.9</text:p>
          </table:table-cell>
          <table:table-cell office:value-type="float" office:value="29" table:style-name="ce11">
            <text:p>29.0</text:p>
          </table:table-cell>
          <table:table-cell office:value-type="float" office:value="32.6" table:number-columns-spanned="2" table:number-rows-spanned="1" table:style-name="ce41">
            <text:p>32.6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Gemeinden s 10.000 Elnw.</text:span></text:p>
          </table:table-cell>
          <table:covered-table-cell table:number-columns-repeated="3"/>
          <table:table-cell office:value-type="float" office:value="381.2" table:number-columns-spanned="2" table:number-rows-spanned="1" table:style-name="ce40">
            <text:p>381.2</text:p>
          </table:table-cell>
          <table:covered-table-cell/>
          <table:table-cell office:value-type="float" office:value="465.7" table:number-columns-spanned="2" table:number-rows-spanned="1" table:style-name="ce39">
            <text:p>465.7</text:p>
          </table:table-cell>
          <table:covered-table-cell/>
          <table:table-cell office:value-type="float" office:value="6.6" table:number-columns-spanned="2" table:number-rows-spanned="1" table:style-name="ce41">
            <text:p>6.6</text:p>
          </table:table-cell>
          <table:covered-table-cell/>
          <table:table-cell office:value-type="float" office:value="358.8" table:number-columns-spanned="2" table:number-rows-spanned="1" table:style-name="ce41">
            <text:p>358.8</text:p>
          </table:table-cell>
          <table:covered-table-cell/>
          <table:table-cell office:value-type="float" office:value="5" table:number-columns-spanned="2" table:number-rows-spanned="1" table:style-name="ce41">
            <text:p>5.0</text:p>
          </table:table-cell>
          <table:covered-table-cell/>
          <table:table-cell office:value-type="float" office:value="108.5" table:style-name="ce11">
            <text:p>108.5</text:p>
          </table:table-cell>
          <table:table-cell office:value-type="float" office:value="1.6" table:style-name="ce11">
            <text:p>1.6</text:p>
          </table:table-cell>
          <table:table-cell office:value-type="float" office:value="25.3" table:style-name="ce10">
            <text:p>25.3</text:p>
          </table:table-cell>
          <table:table-cell office:value-type="float" office:value="28.9" table:number-columns-spanned="2" table:number-rows-spanned="1" table:style-name="ce41">
            <text:p>28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Bundaaland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42">
            <text:p><text:span text:style-name="T2">Burgenland</text:span></text:p>
          </table:table-cell>
          <table:covered-table-cell table:number-columns-repeated="3"/>
          <table:table-cell office:value-type="float" office:value="23.7" table:number-columns-spanned="2" table:number-rows-spanned="1" table:style-name="ce39">
            <text:p>23.7</text:p>
          </table:table-cell>
          <table:covered-table-cell/>
          <table:table-cell office:value-type="float" office:value="424" table:number-columns-spanned="2" table:number-rows-spanned="1" table:style-name="ce39">
            <text:p>424.0</text:p>
          </table:table-cell>
          <table:covered-table-cell/>
          <table:table-cell office:value-type="float" office:value="5.5" table:number-columns-spanned="2" table:number-rows-spanned="1" table:style-name="ce41">
            <text:p>5.5</text:p>
          </table:table-cell>
          <table:covered-table-cell/>
          <table:table-cell office:value-type="float" office:value="324" table:number-columns-spanned="2" table:number-rows-spanned="1" table:style-name="ce40">
            <text:p>324.0</text:p>
          </table:table-cell>
          <table:covered-table-cell/>
          <table:table-cell office:value-type="float" office:value="4.2" table:number-columns-spanned="2" table:number-rows-spanned="1" table:style-name="ce41">
            <text:p>4.2</text:p>
          </table:table-cell>
          <table:covered-table-cell/>
          <table:table-cell office:value-type="float" office:value="101.8" table:style-name="ce10">
            <text:p>101.8</text:p>
          </table:table-cell>
          <table:table-cell office:value-type="float" office:value="1.3" table:style-name="ce11">
            <text:p>1.3</text:p>
          </table:table-cell>
          <table:table-cell office:value-type="float" office:value="25.3" table:style-name="ce10">
            <text:p>25.3</text:p>
          </table:table-cell>
          <table:table-cell office:value-type="float" office:value="16.899999999999999" table:number-columns-spanned="2" table:number-rows-spanned="1" table:style-name="ce41">
            <text:p>16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ärnten</text:span></text:p>
          </table:table-cell>
          <table:covered-table-cell table:number-columns-repeated="3"/>
          <table:table-cell office:value-type="float" office:value="87.6" table:number-columns-spanned="2" table:number-rows-spanned="1" table:style-name="ce41">
            <text:p>87.6</text:p>
          </table:table-cell>
          <table:covered-table-cell/>
          <table:table-cell office:value-type="float" office:value="398" table:number-columns-spanned="2" table:number-rows-spanned="1" table:style-name="ce41">
            <text:p>398.0</text:p>
          </table:table-cell>
          <table:covered-table-cell/>
          <table:table-cell office:value-type="float" office:value="5.9" table:number-columns-spanned="2" table:number-rows-spanned="1" table:style-name="ce41">
            <text:p>5.9</text:p>
          </table:table-cell>
          <table:covered-table-cell/>
          <table:table-cell office:value-type="float" office:value="293.60000000000002" table:number-columns-spanned="2" table:number-rows-spanned="1" table:style-name="ce41">
            <text:p>293.6</text:p>
          </table:table-cell>
          <table:covered-table-cell/>
          <table:table-cell office:value-type="float" office:value="4.3" table:number-columns-spanned="2" table:number-rows-spanned="1" table:style-name="ce41">
            <text:p>4.3</text:p>
          </table:table-cell>
          <table:covered-table-cell/>
          <table:table-cell office:value-type="float" office:value="105.9" table:style-name="ce11">
            <text:p>105.9</text:p>
          </table:table-cell>
          <table:table-cell office:value-type="float" office:value="1.6" table:style-name="ce11">
            <text:p>1.6</text:p>
          </table:table-cell>
          <table:table-cell office:value-type="float" office:value="28.3" table:style-name="ce11">
            <text:p>28.3</text:p>
          </table:table-cell>
          <table:table-cell office:value-type="float" office:value="31.2" table:number-columns-spanned="2" table:number-rows-spanned="1" table:style-name="ce41">
            <text:p>31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Niederösterreich</text:span></text:p>
          </table:table-cell>
          <table:covered-table-cell table:number-columns-repeated="3"/>
          <table:table-cell office:value-type="float" office:value="182" table:number-columns-spanned="2" table:number-rows-spanned="1" table:style-name="ce41">
            <text:p>182.0</text:p>
          </table:table-cell>
          <table:covered-table-cell/>
          <table:table-cell office:value-type="float" office:value="470" table:number-columns-spanned="2" table:number-rows-spanned="1" table:style-name="ce41">
            <text:p>470.0</text:p>
          </table:table-cell>
          <table:covered-table-cell/>
          <table:table-cell office:value-type="float" office:value="6.5" table:number-columns-spanned="2" table:number-rows-spanned="1" table:style-name="ce41">
            <text:p>6.5</text:p>
          </table:table-cell>
          <table:covered-table-cell/>
          <table:table-cell office:value-type="float" office:value="340.7" table:number-columns-spanned="2" table:number-rows-spanned="1" table:style-name="ce41">
            <text:p>340.7</text:p>
          </table:table-cell>
          <table:covered-table-cell/>
          <table:table-cell office:value-type="float" office:value="4.7" table:number-columns-spanned="2" table:number-rows-spanned="1" table:style-name="ce41">
            <text:p>4.7</text:p>
          </table:table-cell>
          <table:covered-table-cell/>
          <table:table-cell office:value-type="float" office:value="131.19999999999999" table:style-name="ce11">
            <text:p>131.2</text:p>
          </table:table-cell>
          <table:table-cell office:value-type="float" office:value="1.9" table:style-name="ce11">
            <text:p>1.9</text:p>
          </table:table-cell>
          <table:table-cell office:value-type="float" office:value="30.6" table:style-name="ce11">
            <text:p>30.6</text:p>
          </table:table-cell>
          <table:table-cell office:value-type="float" office:value="27.8" table:number-columns-spanned="2" table:number-rows-spanned="1" table:style-name="ce41">
            <text:p>27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Oberösterreich</text:span></text:p>
          </table:table-cell>
          <table:covered-table-cell table:number-columns-repeated="3"/>
          <table:table-cell office:value-type="float" office:value="201.3" table:number-columns-spanned="2" table:number-rows-spanned="1" table:style-name="ce41">
            <text:p>201.3</text:p>
          </table:table-cell>
          <table:covered-table-cell/>
          <table:table-cell office:value-type="float" office:value="470.5" table:number-columns-spanned="2" table:number-rows-spanned="1" table:style-name="ce41">
            <text:p>470.5</text:p>
          </table:table-cell>
          <table:covered-table-cell/>
          <table:table-cell office:value-type="float" office:value="6.9" table:number-columns-spanned="2" table:number-rows-spanned="1" table:style-name="ce41">
            <text:p>6.9</text:p>
          </table:table-cell>
          <table:covered-table-cell/>
          <table:table-cell office:value-type="float" office:value="350.4" table:number-columns-spanned="2" table:number-rows-spanned="1" table:style-name="ce41">
            <text:p>350.4</text:p>
          </table:table-cell>
          <table:covered-table-cell/>
          <table:table-cell office:value-type="float" office:value="5.0999999999999996" table:number-columns-spanned="2" table:number-rows-spanned="1" table:style-name="ce41">
            <text:p>5.1</text:p>
          </table:table-cell>
          <table:covered-table-cell/>
          <table:table-cell office:value-type="float" office:value="121.1" table:style-name="ce11">
            <text:p>121.1</text:p>
          </table:table-cell>
          <table:table-cell office:value-type="float" office:value="1.8" table:style-name="ce11">
            <text:p>1.8</text:p>
          </table:table-cell>
          <table:table-cell office:value-type="float" office:value="27.3" table:style-name="ce11">
            <text:p>27.3</text:p>
          </table:table-cell>
          <table:table-cell office:value-type="float" office:value="33.6" table:number-columns-spanned="2" table:number-rows-spanned="1" table:style-name="ce41">
            <text:p>33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Salzburg</text:span></text:p>
          </table:table-cell>
          <table:covered-table-cell table:number-columns-repeated="3"/>
          <table:table-cell office:value-type="float" office:value="83.8" table:number-columns-spanned="2" table:number-rows-spanned="1" table:style-name="ce41">
            <text:p>83.8</text:p>
          </table:table-cell>
          <table:covered-table-cell/>
          <table:table-cell office:value-type="float" office:value="562.20000000000005" table:number-columns-spanned="2" table:number-rows-spanned="1" table:style-name="ce41">
            <text:p>562.2</text:p>
          </table:table-cell>
          <table:covered-table-cell/>
          <table:table-cell office:value-type="float" office:value="9" table:number-columns-spanned="2" table:number-rows-spanned="1" table:style-name="ce41">
            <text:p>9.0</text:p>
          </table:table-cell>
          <table:covered-table-cell/>
          <table:table-cell office:value-type="float" office:value="431.5" table:number-columns-spanned="2" table:number-rows-spanned="1" table:style-name="ce41">
            <text:p>431.5</text:p>
          </table:table-cell>
          <table:covered-table-cell/>
          <table:table-cell office:value-type="float" office:value="6.9" table:number-columns-spanned="2" table:number-rows-spanned="1" table:style-name="ce41">
            <text:p>6.9</text:p>
          </table:table-cell>
          <table:covered-table-cell/>
          <table:table-cell office:value-type="float" office:value="131.9" table:style-name="ce11">
            <text:p>131.9</text:p>
          </table:table-cell>
          <table:table-cell office:value-type="float" office:value="22" table:style-name="ce13">
            <text:p>22</text:p>
          </table:table-cell>
          <table:table-cell office:value-type="float" office:value="25.8" table:style-name="ce11">
            <text:p>25.8</text:p>
          </table:table-cell>
          <table:table-cell office:value-type="float" office:value="37" table:number-columns-spanned="2" table:number-rows-spanned="1" table:style-name="ce41">
            <text:p>37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Steiermark</text:span></text:p>
          </table:table-cell>
          <table:covered-table-cell table:number-columns-repeated="3"/>
          <table:table-cell office:value-type="float" office:value="174.4" table:number-columns-spanned="2" table:number-rows-spanned="1" table:style-name="ce41">
            <text:p>174.4</text:p>
          </table:table-cell>
          <table:covered-table-cell/>
          <table:table-cell office:value-type="float" office:value="435.5" table:number-columns-spanned="2" table:number-rows-spanned="1" table:style-name="ce41">
            <text:p>435.5</text:p>
          </table:table-cell>
          <table:covered-table-cell/>
          <table:table-cell office:value-type="float" office:value="6.9" table:number-columns-spanned="2" table:number-rows-spanned="1" table:style-name="ce41">
            <text:p>6.9</text:p>
          </table:table-cell>
          <table:covered-table-cell/>
          <table:table-cell office:value-type="float" office:value="320" table:number-columns-spanned="2" table:number-rows-spanned="1" table:style-name="ce41">
            <text:p>320.0</text:p>
          </table:table-cell>
          <table:covered-table-cell/>
          <table:table-cell office:value-type="float" office:value="5.0999999999999996" table:number-columns-spanned="2" table:number-rows-spanned="1" table:style-name="ce41">
            <text:p>5.1</text:p>
          </table:table-cell>
          <table:covered-table-cell/>
          <table:table-cell office:value-type="float" office:value="116.4" table:style-name="ce11">
            <text:p>116.4</text:p>
          </table:table-cell>
          <table:table-cell office:value-type="float" office:value="1.9" table:style-name="ce11">
            <text:p>1.9</text:p>
          </table:table-cell>
          <table:table-cell office:value-type="float" office:value="28.5" table:style-name="ce11">
            <text:p>28.5</text:p>
          </table:table-cell>
          <table:table-cell office:value-type="float" office:value="32.1" table:number-columns-spanned="2" table:number-rows-spanned="1" table:style-name="ce41">
            <text:p>32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Tirol</text:span></text:p>
          </table:table-cell>
          <table:covered-table-cell table:number-columns-repeated="3"/>
          <table:table-cell office:value-type="float" office:value="108.1" table:number-columns-spanned="2" table:number-rows-spanned="1" table:style-name="ce41">
            <text:p>108.1</text:p>
          </table:table-cell>
          <table:covered-table-cell/>
          <table:table-cell office:value-type="float" office:value="540" table:number-columns-spanned="2" table:number-rows-spanned="1" table:style-name="ce41">
            <text:p>540.0</text:p>
          </table:table-cell>
          <table:covered-table-cell/>
          <table:table-cell office:value-type="float" office:value="8.3000000000000007" table:number-columns-spanned="2" table:number-rows-spanned="1" table:style-name="ce41">
            <text:p>8.3</text:p>
          </table:table-cell>
          <table:covered-table-cell/>
          <table:table-cell office:value-type="float" office:value="426.2" table:number-columns-spanned="2" table:number-rows-spanned="1" table:style-name="ce41">
            <text:p>426.2</text:p>
          </table:table-cell>
          <table:covered-table-cell/>
          <table:table-cell office:value-type="float" office:value="6.5" table:number-columns-spanned="2" table:number-rows-spanned="1" table:style-name="ce41">
            <text:p>6.5</text:p>
          </table:table-cell>
          <table:covered-table-cell/>
          <table:table-cell office:value-type="float" office:value="114.9" table:style-name="ce11">
            <text:p>114.9</text:p>
          </table:table-cell>
          <table:table-cell office:value-type="float" office:value="1.8" table:style-name="ce11">
            <text:p>1.8</text:p>
          </table:table-cell>
          <table:table-cell office:value-type="float" office:value="23.5" table:style-name="ce11">
            <text:p>23.5</text:p>
          </table:table-cell>
          <table:table-cell office:value-type="float" office:value="37.1" table:number-columns-spanned="2" table:number-rows-spanned="1" table:style-name="ce41">
            <text:p>37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Vorarlberg</text:span></text:p>
          </table:table-cell>
          <table:covered-table-cell table:number-columns-repeated="3"/>
          <table:table-cell office:value-type="float" office:value="51.7" table:number-columns-spanned="2" table:number-rows-spanned="1" table:style-name="ce41">
            <text:p>51.7</text:p>
          </table:table-cell>
          <table:covered-table-cell/>
          <table:table-cell office:value-type="float" office:value="561.1" table:number-columns-spanned="2" table:number-rows-spanned="1" table:style-name="ce41">
            <text:p>561.1</text:p>
          </table:table-cell>
          <table:covered-table-cell/>
          <table:table-cell office:value-type="float" office:value="8.3000000000000007" table:number-columns-spanned="2" table:number-rows-spanned="1" table:style-name="ce41">
            <text:p>8.3</text:p>
          </table:table-cell>
          <table:covered-table-cell/>
          <table:table-cell office:value-type="float" office:value="452" table:number-columns-spanned="2" table:number-rows-spanned="1" table:style-name="ce41">
            <text:p>452.0</text:p>
          </table:table-cell>
          <table:covered-table-cell/>
          <table:table-cell office:value-type="float" office:value="6.7" table:number-columns-spanned="2" table:number-rows-spanned="1" table:style-name="ce41">
            <text:p>6.7</text:p>
          </table:table-cell>
          <table:covered-table-cell/>
          <table:table-cell office:value-type="float" office:value="111.8" table:style-name="ce11">
            <text:p>111.8</text:p>
          </table:table-cell>
          <table:table-cell office:value-type="float" office:value="1.7" table:style-name="ce11">
            <text:p>1.7</text:p>
          </table:table-cell>
          <table:table-cell office:value-type="float" office:value="214" table:style-name="ce13">
            <text:p>214</text:p>
          </table:table-cell>
          <table:table-cell office:value-type="float" office:value="36.200000000000003" table:number-columns-spanned="2" table:number-rows-spanned="1" table:style-name="ce41">
            <text:p>36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Wien</text:span></text:p>
          </table:table-cell>
          <table:covered-table-cell table:number-columns-repeated="3"/>
          <table:table-cell office:value-type="float" office:value="686.4" table:number-columns-spanned="2" table:number-rows-spanned="1" table:style-name="ce41">
            <text:p>686.4</text:p>
          </table:table-cell>
          <table:covered-table-cell/>
          <table:table-cell office:value-type="float" office:value="503.1" table:number-columns-spanned="2" table:number-rows-spanned="1" table:style-name="ce41">
            <text:p>503.1</text:p>
          </table:table-cell>
          <table:covered-table-cell/>
          <table:table-cell office:value-type="float" office:value="7.7" table:number-columns-spanned="2" table:number-rows-spanned="1" table:style-name="ce41">
            <text:p>7.7</text:p>
          </table:table-cell>
          <table:covered-table-cell/>
          <table:table-cell office:value-type="float" office:value="358.5" table:number-columns-spanned="2" table:number-rows-spanned="1" table:style-name="ce41">
            <text:p>358.5</text:p>
          </table:table-cell>
          <table:covered-table-cell/>
          <table:table-cell office:value-type="float" office:value="5.4" table:number-columns-spanned="2" table:number-rows-spanned="1" table:style-name="ce41">
            <text:p>5.4</text:p>
          </table:table-cell>
          <table:covered-table-cell/>
          <table:table-cell office:value-type="float" office:value="145.1" table:style-name="ce11">
            <text:p>145.1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2.700000000000003" table:style-name="ce11">
            <text:p>32.7</text:p>
          </table:table-cell>
          <table:table-cell office:value-type="float" office:value="59.4" table:number-columns-spanned="2" table:number-rows-spanned="1" table:style-name="ce41">
            <text:p>59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Bauperiod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vor 1919</text:span></text:p>
          </table:table-cell>
          <table:covered-table-cell table:number-columns-repeated="3"/>
          <table:table-cell office:value-type="float" office:value="287.39999999999998" table:number-columns-spanned="2" table:number-rows-spanned="1" table:style-name="ce41">
            <text:p>287.4</text:p>
          </table:table-cell>
          <table:covered-table-cell/>
          <table:table-cell office:value-type="float" office:value="544.6" table:number-columns-spanned="2" table:number-rows-spanned="1" table:style-name="ce41">
            <text:p>544.6</text:p>
          </table:table-cell>
          <table:covered-table-cell/>
          <table:table-cell office:value-type="float" office:value="7.8" table:number-columns-spanned="2" table:number-rows-spanned="1" table:style-name="ce41">
            <text:p>7.8</text:p>
          </table:table-cell>
          <table:covered-table-cell/>
          <table:table-cell office:value-type="float" office:value="402.6" table:number-columns-spanned="2" table:number-rows-spanned="1" table:style-name="ce41">
            <text:p>402.6</text:p>
          </table:table-cell>
          <table:covered-table-cell/>
          <table:table-cell office:value-type="float" office:value="5.7" table:number-columns-spanned="2" table:number-rows-spanned="1" table:style-name="ce41">
            <text:p>5.7</text:p>
          </table:table-cell>
          <table:covered-table-cell/>
          <table:table-cell office:value-type="float" office:value="143.1" table:style-name="ce11">
            <text:p>143.1</text:p>
          </table:table-cell>
          <table:table-cell office:value-type="float" office:value="21" table:style-name="ce13">
            <text:p>21</text:p>
          </table:table-cell>
          <table:table-cell office:value-type="float" office:value="30.9" table:style-name="ce11">
            <text:p>30.9</text:p>
          </table:table-cell>
          <table:table-cell office:value-type="float" office:value="57" table:number-columns-spanned="2" table:number-rows-spanned="1" table:style-name="ce41">
            <text:p>57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919 bis 1944</text:span></text:p>
          </table:table-cell>
          <table:covered-table-cell table:number-columns-repeated="3"/>
          <table:table-cell office:value-type="float" office:value="153.1" table:number-columns-spanned="2" table:number-rows-spanned="1" table:style-name="ce41">
            <text:p>153.1</text:p>
          </table:table-cell>
          <table:covered-table-cell/>
          <table:table-cell office:value-type="float" office:value="400.5" table:number-columns-spanned="2" table:number-rows-spanned="1" table:style-name="ce41">
            <text:p>400.5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281.2" table:number-columns-spanned="2" table:number-rows-spanned="1" table:style-name="ce41">
            <text:p>281.2</text:p>
          </table:table-cell>
          <table:covered-table-cell/>
          <table:table-cell office:value-type="float" office:value="4.7" table:number-columns-spanned="2" table:number-rows-spanned="1" table:style-name="ce41">
            <text:p>4.7</text:p>
          </table:table-cell>
          <table:covered-table-cell/>
          <table:table-cell office:value-type="float" office:value="120" table:style-name="ce11">
            <text:p>120.0</text:p>
          </table:table-cell>
          <table:table-cell office:value-type="float" office:value="21" table:style-name="ce13">
            <text:p>21</text:p>
          </table:table-cell>
          <table:table-cell office:value-type="float" office:value="33.9" table:style-name="ce11">
            <text:p>33.9</text:p>
          </table:table-cell>
          <table:table-cell office:value-type="float" office:value="35.200000000000003" table:number-columns-spanned="2" table:number-rows-spanned="1" table:style-name="ce41">
            <text:p>35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945 bis 1960</text:span></text:p>
          </table:table-cell>
          <table:covered-table-cell table:number-columns-repeated="3"/>
          <table:table-cell office:value-type="float" office:value="195.1" table:number-columns-spanned="2" table:number-rows-spanned="1" table:style-name="ce41">
            <text:p>195.1</text:p>
          </table:table-cell>
          <table:covered-table-cell/>
          <table:table-cell office:value-type="float" office:value="394" table:number-columns-spanned="2" table:number-rows-spanned="1" table:style-name="ce41">
            <text:p>394.0</text:p>
          </table:table-cell>
          <table:covered-table-cell/>
          <table:table-cell office:value-type="float" office:value="6.7" table:number-columns-spanned="2" table:number-rows-spanned="1" table:style-name="ce41">
            <text:p>6.7</text:p>
          </table:table-cell>
          <table:covered-table-cell/>
          <table:table-cell office:value-type="float" office:value="281.10000000000002" table:number-columns-spanned="2" table:number-rows-spanned="1" table:style-name="ce41">
            <text:p>281.1</text:p>
          </table:table-cell>
          <table:covered-table-cell/>
          <table:table-cell office:value-type="float" office:value="4.8" table:number-columns-spanned="2" table:number-rows-spanned="1" table:style-name="ce41">
            <text:p>4.8</text:p>
          </table:table-cell>
          <table:covered-table-cell/>
          <table:table-cell office:value-type="float" office:value="1142" table:style-name="ce13">
            <text:p>1,142</text:p>
          </table:table-cell>
          <table:table-cell office:value-type="float" office:value="2" table:style-name="ce11">
            <text:p>2.0</text:p>
          </table:table-cell>
          <table:table-cell office:value-type="float" office:value="32.1" table:style-name="ce11">
            <text:p>32.1</text:p>
          </table:table-cell>
          <table:table-cell office:value-type="float" office:value="33.799999999999997" table:number-columns-spanned="2" table:number-rows-spanned="1" table:style-name="ce41">
            <text:p>33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961 bis 1970</text:span></text:p>
          </table:table-cell>
          <table:covered-table-cell table:number-columns-repeated="3"/>
          <table:table-cell office:value-type="float" office:value="234.1" table:number-columns-spanned="2" table:number-rows-spanned="1" table:style-name="ce41">
            <text:p>234.1</text:p>
          </table:table-cell>
          <table:covered-table-cell/>
          <table:table-cell office:value-type="float" office:value="414.9" table:number-columns-spanned="2" table:number-rows-spanned="1" table:style-name="ce41">
            <text:p>414.9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292" table:number-columns-spanned="2" table:number-rows-spanned="1" table:style-name="ce41">
            <text:p>292.0</text:p>
          </table:table-cell>
          <table:covered-table-cell/>
          <table:table-cell office:value-type="float" office:value="4.8" table:number-columns-spanned="2" table:number-rows-spanned="1" table:style-name="ce41">
            <text:p>4.8</text:p>
          </table:table-cell>
          <table:covered-table-cell/>
          <table:table-cell office:value-type="float" office:value="124" table:style-name="ce11">
            <text:p>124.0</text:p>
          </table:table-cell>
          <table:table-cell office:value-type="float" office:value="21" table:style-name="ce13">
            <text:p>21</text:p>
          </table:table-cell>
          <table:table-cell office:value-type="float" office:value="32.299999999999997" table:style-name="ce11">
            <text:p>32.3</text:p>
          </table:table-cell>
          <table:table-cell office:value-type="float" office:value="30.7" table:number-columns-spanned="2" table:number-rows-spanned="1" table:style-name="ce41">
            <text:p>30.7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42">
            <text:p><text:span text:style-name="T2">1971 bis 1980</text:span></text:p>
          </table:table-cell>
          <table:covered-table-cell table:number-columns-repeated="3"/>
          <table:table-cell office:value-type="float" office:value="175.6" table:number-columns-spanned="2" table:number-rows-spanned="1" table:style-name="ce41">
            <text:p>175.6</text:p>
          </table:table-cell>
          <table:covered-table-cell/>
          <table:table-cell office:value-type="string" table:number-columns-spanned="2" table:number-rows-spanned="1" table:style-name="ce44">
            <text:p><text:span text:style-name="T8">4n,3</text:span></text:p>
          </table:table-cell>
          <table:covered-table-cell/>
          <table:table-cell office:value-type="float" office:value="72" table:number-columns-spanned="2" table:number-rows-spanned="1" table:style-name="ce45">
            <text:p>72</text:p>
          </table:table-cell>
          <table:covered-table-cell/>
          <table:table-cell office:value-type="float" office:value="343.6" table:number-columns-spanned="2" table:number-rows-spanned="1" table:style-name="ce41">
            <text:p>343.6</text:p>
          </table:table-cell>
          <table:covered-table-cell/>
          <table:table-cell office:value-type="float" office:value="5.0999999999999996" table:number-columns-spanned="2" table:number-rows-spanned="1" table:style-name="ce41">
            <text:p>5.1</text:p>
          </table:table-cell>
          <table:covered-table-cell/>
          <table:table-cell office:value-type="float" office:value="135.30000000000001" table:style-name="ce11">
            <text:p>135.3</text:p>
          </table:table-cell>
          <table:table-cell office:value-type="float" office:value="2" table:style-name="ce11">
            <text:p>2.0</text:p>
          </table:table-cell>
          <table:table-cell office:value-type="float" office:value="29.9" table:style-name="ce11">
            <text:p>29.9</text:p>
          </table:table-cell>
          <table:table-cell office:value-type="float" office:value="35.799999999999997" table:number-columns-spanned="2" table:number-rows-spanned="1" table:style-name="ce41">
            <text:p>35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981 bis 1990</text:span></text:p>
          </table:table-cell>
          <table:covered-table-cell table:number-columns-repeated="3"/>
          <table:table-cell office:value-type="float" office:value="123.7" table:number-columns-spanned="2" table:number-rows-spanned="1" table:style-name="ce41">
            <text:p>123.7</text:p>
          </table:table-cell>
          <table:covered-table-cell/>
          <table:table-cell office:value-type="float" office:value="526.9" table:number-columns-spanned="2" table:number-rows-spanned="1" table:style-name="ce41">
            <text:p>526.9</text:p>
          </table:table-cell>
          <table:covered-table-cell/>
          <table:table-cell office:value-type="float" office:value="7.5" table:number-columns-spanned="2" table:number-rows-spanned="1" table:style-name="ce41">
            <text:p>7.5</text:p>
          </table:table-cell>
          <table:covered-table-cell/>
          <table:table-cell office:value-type="float" office:value="387.8" table:number-columns-spanned="2" table:number-rows-spanned="1" table:style-name="ce41">
            <text:p>387.8</text:p>
          </table:table-cell>
          <table:covered-table-cell/>
          <table:table-cell office:value-type="float" office:value="5.5" table:number-columns-spanned="2" table:number-rows-spanned="1" table:style-name="ce41">
            <text:p>5.5</text:p>
          </table:table-cell>
          <table:covered-table-cell/>
          <table:table-cell office:value-type="float" office:value="139.6" table:style-name="ce11">
            <text:p>139.6</text:p>
          </table:table-cell>
          <table:table-cell office:value-type="float" office:value="2" table:style-name="ce11">
            <text:p>2.0</text:p>
          </table:table-cell>
          <table:table-cell office:value-type="float" office:value="27.6" table:style-name="ce11">
            <text:p>27.6</text:p>
          </table:table-cell>
          <table:table-cell office:value-type="float" office:value="39.799999999999997" table:number-columns-spanned="2" table:number-rows-spanned="1" table:style-name="ce41">
            <text:p>39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991 bis 2000</text:span></text:p>
          </table:table-cell>
          <table:covered-table-cell table:number-columns-repeated="3"/>
          <table:table-cell office:value-type="float" office:value="158.30000000000001" table:number-columns-spanned="2" table:number-rows-spanned="1" table:style-name="ce41">
            <text:p>158.3</text:p>
          </table:table-cell>
          <table:covered-table-cell/>
          <table:table-cell office:value-type="float" office:value="534.1" table:number-columns-spanned="2" table:number-rows-spanned="1" table:style-name="ce41">
            <text:p>534.1</text:p>
          </table:table-cell>
          <table:covered-table-cell/>
          <table:table-cell office:value-type="float" office:value="7.8" table:number-columns-spanned="2" table:number-rows-spanned="1" table:style-name="ce41">
            <text:p>7.8</text:p>
          </table:table-cell>
          <table:covered-table-cell/>
          <table:table-cell office:value-type="float" office:value="400.4" table:number-columns-spanned="2" table:number-rows-spanned="1" table:style-name="ce41">
            <text:p>400.4</text:p>
          </table:table-cell>
          <table:covered-table-cell/>
          <table:table-cell office:value-type="float" office:value="5.9" table:number-columns-spanned="2" table:number-rows-spanned="1" table:style-name="ce41">
            <text:p>5.9</text:p>
          </table:table-cell>
          <table:covered-table-cell/>
          <table:table-cell office:value-type="float" office:value="134.5" table:style-name="ce11">
            <text:p>134.5</text:p>
          </table:table-cell>
          <table:table-cell office:value-type="float" office:value="2" table:style-name="ce11">
            <text:p>2.0</text:p>
          </table:table-cell>
          <table:table-cell office:value-type="float" office:value="26.2" table:style-name="ce11">
            <text:p>26.2</text:p>
          </table:table-cell>
          <table:table-cell office:value-type="float" office:value="41.9" table:number-columns-spanned="2" table:number-rows-spanned="1" table:style-name="ce41">
            <text:p>41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2001 und später</text:span></text:p>
          </table:table-cell>
          <table:covered-table-cell table:number-columns-repeated="3"/>
          <table:table-cell office:value-type="float" office:value="271.7" table:number-columns-spanned="2" table:number-rows-spanned="1" table:style-name="ce41">
            <text:p>271.7</text:p>
          </table:table-cell>
          <table:covered-table-cell/>
          <table:table-cell office:value-type="float" office:value="572.9" table:number-columns-spanned="2" table:number-rows-spanned="1" table:style-name="ce41">
            <text:p>572.9</text:p>
          </table:table-cell>
          <table:covered-table-cell/>
          <table:table-cell office:value-type="float" office:value="8" table:number-columns-spanned="2" table:number-rows-spanned="1" table:style-name="ce41">
            <text:p>8.0</text:p>
          </table:table-cell>
          <table:covered-table-cell/>
          <table:table-cell office:value-type="float" office:value="440.9" table:number-columns-spanned="2" table:number-rows-spanned="1" table:style-name="ce41">
            <text:p>440.9</text:p>
          </table:table-cell>
          <table:covered-table-cell/>
          <table:table-cell office:value-type="float" office:value="6.1" table:number-columns-spanned="2" table:number-rows-spanned="1" table:style-name="ce41">
            <text:p>6.1</text:p>
          </table:table-cell>
          <table:covered-table-cell/>
          <table:table-cell office:value-type="float" office:value="132.69999999999999" table:style-name="ce11">
            <text:p>132.7</text:p>
          </table:table-cell>
          <table:table-cell office:value-type="float" office:value="1.9" table:style-name="ce11">
            <text:p>1.9</text:p>
          </table:table-cell>
          <table:table-cell office:value-type="float" office:value="24.7" table:style-name="ce11">
            <text:p>24.7</text:p>
          </table:table-cell>
          <table:table-cell office:value-type="float" office:value="41.7" table:number-columns-spanned="2" table:number-rows-spanned="1" table:style-name="ce41">
            <text:p>41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Ausstattungskategori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ategorie A</text:span></text:p>
          </table:table-cell>
          <table:covered-table-cell table:number-columns-repeated="3"/>
          <table:table-cell office:value-type="float" office:value="1476.4" table:number-columns-spanned="2" table:number-rows-spanned="1" table:style-name="ce46">
            <text:p>1,476.4</text:p>
          </table:table-cell>
          <table:covered-table-cell/>
          <table:table-cell office:value-type="float" office:value="502.6" table:number-columns-spanned="2" table:number-rows-spanned="1" table:style-name="ce41">
            <text:p>502.6</text:p>
          </table:table-cell>
          <table:covered-table-cell/>
          <table:table-cell office:value-type="float" office:value="7.5" table:number-columns-spanned="2" table:number-rows-spanned="1" table:style-name="ce41">
            <text:p>7.5</text:p>
          </table:table-cell>
          <table:covered-table-cell/>
          <table:table-cell office:value-type="float" office:value="370.1" table:number-columns-spanned="2" table:number-rows-spanned="1" table:style-name="ce41">
            <text:p>370.1</text:p>
          </table:table-cell>
          <table:covered-table-cell/>
          <table:table-cell office:value-type="float" office:value="5.5" table:number-columns-spanned="2" table:number-rows-spanned="1" table:style-name="ce41">
            <text:p>5.5</text:p>
          </table:table-cell>
          <table:covered-table-cell/>
          <table:table-cell office:value-type="float" office:value="133.4" table:style-name="ce11">
            <text:p>133.4</text:p>
          </table:table-cell>
          <table:table-cell office:value-type="float" office:value="2" table:style-name="ce11">
            <text:p>2.0</text:p>
          </table:table-cell>
          <table:table-cell office:value-type="float" office:value="29.2" table:style-name="ce11">
            <text:p>29.2</text:p>
          </table:table-cell>
          <table:table-cell office:value-type="float" office:value="39.9" table:number-columns-spanned="2" table:number-rows-spanned="1" table:style-name="ce41">
            <text:p>39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ategorie B</text:span></text:p>
          </table:table-cell>
          <table:covered-table-cell table:number-columns-repeated="3"/>
          <table:table-cell office:value-type="float" office:value="85.3" table:number-columns-spanned="2" table:number-rows-spanned="1" table:style-name="ce41">
            <text:p>85.3</text:p>
          </table:table-cell>
          <table:covered-table-cell/>
          <table:table-cell office:value-type="float" office:value="352.4" table:number-columns-spanned="2" table:number-rows-spanned="1" table:style-name="ce41">
            <text:p>352.4</text:p>
          </table:table-cell>
          <table:covered-table-cell/>
          <table:table-cell office:value-type="float" office:value="5.8" table:number-columns-spanned="2" table:number-rows-spanned="1" table:style-name="ce41">
            <text:p>5.8</text:p>
          </table:table-cell>
          <table:covered-table-cell/>
          <table:table-cell office:value-type="float" office:value="253.1" table:number-columns-spanned="2" table:number-rows-spanned="1" table:style-name="ce41">
            <text:p>253.1</text:p>
          </table:table-cell>
          <table:covered-table-cell/>
          <table:table-cell office:value-type="float" office:value="4.0999999999999996" table:number-columns-spanned="2" table:number-rows-spanned="1" table:style-name="ce41">
            <text:p>4.1</text:p>
          </table:table-cell>
          <table:covered-table-cell/>
          <table:table-cell office:value-type="float" office:value="101" table:style-name="ce11">
            <text:p>101.0</text:p>
          </table:table-cell>
          <table:table-cell office:value-type="float" office:value="1.7" table:style-name="ce11">
            <text:p>1.7</text:p>
          </table:table-cell>
          <table:table-cell office:value-type="float" office:value="31.6" table:style-name="ce11">
            <text:p>31.6</text:p>
          </table:table-cell>
          <table:table-cell office:value-type="float" office:value="25.9" table:number-columns-spanned="2" table:number-rows-spanned="1" table:style-name="ce41">
            <text:p>25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ategorie C</text:span></text:p>
          </table:table-cell>
          <table:covered-table-cell table:number-columns-repeated="3"/>
          <table:table-cell office:value-type="float" office:value="6.2" table:number-columns-spanned="2" table:number-rows-spanned="1" table:style-name="ce41">
            <text:p>6.2</text:p>
          </table:table-cell>
          <table:covered-table-cell/>
          <table:table-cell office:value-type="float" office:value="265.3" table:number-columns-spanned="2" table:number-rows-spanned="1" table:style-name="ce41">
            <text:p>265.3</text:p>
          </table:table-cell>
          <table:covered-table-cell/>
          <table:table-cell office:value-type="float" office:value="6.2" table:number-columns-spanned="2" table:number-rows-spanned="1" table:style-name="ce41">
            <text:p>6.2</text:p>
          </table:table-cell>
          <table:covered-table-cell/>
          <table:table-cell office:value-type="float" office:value="165.1" table:number-columns-spanned="2" table:number-rows-spanned="1" table:style-name="ce41">
            <text:p>165.1</text:p>
          </table:table-cell>
          <table:covered-table-cell/>
          <table:table-cell office:value-type="float" office:value="3.9" table:number-columns-spanned="2" table:number-rows-spanned="1" table:style-name="ce41">
            <text:p>3.9</text:p>
          </table:table-cell>
          <table:covered-table-cell/>
          <table:table-cell office:value-type="float" office:value="-103.9" table:style-name="ce14">
            <text:p>(103.9)</text:p>
          </table:table-cell>
          <table:table-cell office:value-type="float" office:value="-2.2999999999999998" table:style-name="ce14">
            <text:p>(2.3)</text:p>
          </table:table-cell>
          <table:table-cell office:value-type="float" office:value="-41.4" table:style-name="ce14">
            <text:p>(41.4)</text:p>
          </table:table-cell>
          <table:table-cell office:value-type="string" table:number-columns-spanned="2" table:number-rows-spanned="1" table:style-name="ce42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Kategorie D</text:span></text:p>
          </table:table-cell>
          <table:covered-table-cell table:number-columns-repeated="3"/>
          <table:table-cell office:value-type="float" office:value="31" table:number-columns-spanned="2" table:number-rows-spanned="1" table:style-name="ce41">
            <text:p>31.0</text:p>
          </table:table-cell>
          <table:covered-table-cell/>
          <table:table-cell office:value-type="float" office:value="235" table:number-columns-spanned="2" table:number-rows-spanned="1" table:style-name="ce41">
            <text:p>235.0</text:p>
          </table:table-cell>
          <table:covered-table-cell/>
          <table:table-cell office:value-type="float" office:value="5.8" table:number-columns-spanned="2" table:number-rows-spanned="1" table:style-name="ce41">
            <text:p>5.8</text:p>
          </table:table-cell>
          <table:covered-table-cell/>
          <table:table-cell office:value-type="float" office:value="142.1" table:number-columns-spanned="2" table:number-rows-spanned="1" table:style-name="ce41">
            <text:p>142.1</text:p>
          </table:table-cell>
          <table:covered-table-cell/>
          <table:table-cell office:value-type="float" office:value="3.5" table:number-columns-spanned="2" table:number-rows-spanned="1" table:style-name="ce41">
            <text:p>3.5</text:p>
          </table:table-cell>
          <table:covered-table-cell/>
          <table:table-cell office:value-type="float" office:value="93.8" table:style-name="ce11">
            <text:p>93.8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43.7" table:style-name="ce11">
            <text:p>43.7</text:p>
          </table:table-cell>
          <table:table-cell office:value-type="string" table:number-columns-spanned="2" table:number-rows-spanned="1" table:style-name="ce42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Haushaltsgröla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 Person</text:span></text:p>
          </table:table-cell>
          <table:covered-table-cell table:number-columns-repeated="3"/>
          <table:table-cell office:value-type="float" office:value="762.8" table:number-columns-spanned="2" table:number-rows-spanned="1" table:style-name="ce41">
            <text:p>762.8</text:p>
          </table:table-cell>
          <table:covered-table-cell/>
          <table:table-cell office:value-type="float" office:value="413.5" table:number-columns-spanned="2" table:number-rows-spanned="1" table:style-name="ce41">
            <text:p>413.5</text:p>
          </table:table-cell>
          <table:covered-table-cell/>
          <table:table-cell office:value-type="float" office:value="7.4" table:number-columns-spanned="2" table:number-rows-spanned="1" table:style-name="ce41">
            <text:p>7.4</text:p>
          </table:table-cell>
          <table:covered-table-cell/>
          <table:table-cell office:value-type="float" office:value="299.8" table:number-columns-spanned="2" table:number-rows-spanned="1" table:style-name="ce41">
            <text:p>299.8</text:p>
          </table:table-cell>
          <table:covered-table-cell/>
          <table:table-cell office:value-type="float" office:value="5.3" table:number-columns-spanned="2" table:number-rows-spanned="1" table:style-name="ce41">
            <text:p>5.3</text:p>
          </table:table-cell>
          <table:covered-table-cell/>
          <table:table-cell office:value-type="float" office:value="114.5" table:style-name="ce11">
            <text:p>114.5</text:p>
          </table:table-cell>
          <table:table-cell office:value-type="float" office:value="21" table:style-name="ce13">
            <text:p>21</text:p>
          </table:table-cell>
          <table:table-cell office:value-type="float" office:value="30.4" table:style-name="ce11">
            <text:p>30.4</text:p>
          </table:table-cell>
          <table:table-cell office:value-type="float" office:value="37" table:number-columns-spanned="2" table:number-rows-spanned="1" table:style-name="ce41">
            <text:p>37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2 Personen</text:span></text:p>
          </table:table-cell>
          <table:covered-table-cell table:number-columns-repeated="3"/>
          <table:table-cell office:value-type="float" office:value="430.8" table:number-columns-spanned="2" table:number-rows-spanned="1" table:style-name="ce41">
            <text:p>430.8</text:p>
          </table:table-cell>
          <table:covered-table-cell/>
          <table:table-cell office:value-type="float" office:value="504.3" table:number-columns-spanned="2" table:number-rows-spanned="1" table:style-name="ce41">
            <text:p>504.3</text:p>
          </table:table-cell>
          <table:covered-table-cell/>
          <table:table-cell office:value-type="float" office:value="72" table:number-columns-spanned="2" table:number-rows-spanned="1" table:style-name="ce45">
            <text:p>72</text:p>
          </table:table-cell>
          <table:covered-table-cell/>
          <table:table-cell office:value-type="float" office:value="369.8" table:number-columns-spanned="2" table:number-rows-spanned="1" table:style-name="ce41">
            <text:p>369.8</text:p>
          </table:table-cell>
          <table:covered-table-cell/>
          <table:table-cell office:value-type="float" office:value="5.3" table:number-columns-spanned="2" table:number-rows-spanned="1" table:style-name="ce41">
            <text:p>5.3</text:p>
          </table:table-cell>
          <table:covered-table-cell/>
          <table:table-cell office:value-type="float" office:value="135.5" table:style-name="ce11">
            <text:p>135.5</text:p>
          </table:table-cell>
          <table:table-cell office:value-type="float" office:value="2" table:style-name="ce11">
            <text:p>2.0</text:p>
          </table:table-cell>
          <table:table-cell office:value-type="float" office:value="29.9" table:style-name="ce11">
            <text:p>29.9</text:p>
          </table:table-cell>
          <table:table-cell office:value-type="float" office:value="41.1" table:number-columns-spanned="2" table:number-rows-spanned="1" table:style-name="ce41">
            <text:p>41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3 Personen</text:span></text:p>
          </table:table-cell>
          <table:covered-table-cell table:number-columns-repeated="3"/>
          <table:table-cell office:value-type="float" office:value="202.1" table:number-columns-spanned="2" table:number-rows-spanned="1" table:style-name="ce41">
            <text:p>202.1</text:p>
          </table:table-cell>
          <table:covered-table-cell/>
          <table:table-cell office:value-type="float" office:value="587" table:number-columns-spanned="2" table:number-rows-spanned="1" table:style-name="ce41">
            <text:p>587.0</text:p>
          </table:table-cell>
          <table:covered-table-cell/>
          <table:table-cell office:value-type="float" office:value="7.5" table:number-columns-spanned="2" table:number-rows-spanned="1" table:style-name="ce41">
            <text:p>7.5</text:p>
          </table:table-cell>
          <table:covered-table-cell/>
          <table:table-cell office:value-type="float" office:value="437.9" table:number-columns-spanned="2" table:number-rows-spanned="1" table:style-name="ce41">
            <text:p>437.9</text:p>
          </table:table-cell>
          <table:covered-table-cell/>
          <table:table-cell office:value-type="float" office:value="5.6" table:number-columns-spanned="2" table:number-rows-spanned="1" table:style-name="ce41">
            <text:p>5.6</text:p>
          </table:table-cell>
          <table:covered-table-cell/>
          <table:table-cell office:value-type="float" office:value="150.5" table:style-name="ce11">
            <text:p>150.5</text:p>
          </table:table-cell>
          <table:table-cell office:value-type="float" office:value="2" table:style-name="ce11">
            <text:p>2.0</text:p>
          </table:table-cell>
          <table:table-cell office:value-type="float" office:value="27.8" table:style-name="ce11">
            <text:p>27.8</text:p>
          </table:table-cell>
          <table:table-cell office:value-type="float" office:value="41.3" table:number-columns-spanned="2" table:number-rows-spanned="1" table:style-name="ce41">
            <text:p>41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4 Personen</text:span></text:p>
          </table:table-cell>
          <table:covered-table-cell table:number-columns-repeated="3"/>
          <table:table-cell office:value-type="float" office:value="128.19999999999999" table:number-columns-spanned="2" table:number-rows-spanned="1" table:style-name="ce41">
            <text:p>128.2</text:p>
          </table:table-cell>
          <table:covered-table-cell/>
          <table:table-cell office:value-type="float" office:value="622.70000000000005" table:number-columns-spanned="2" table:number-rows-spanned="1" table:style-name="ce41">
            <text:p>622.7</text:p>
          </table:table-cell>
          <table:covered-table-cell/>
          <table:table-cell office:value-type="float" office:value="7.4" table:number-columns-spanned="2" table:number-rows-spanned="1" table:style-name="ce41">
            <text:p>7.4</text:p>
          </table:table-cell>
          <table:covered-table-cell/>
          <table:table-cell office:value-type="float" office:value="466.3" table:number-columns-spanned="2" table:number-rows-spanned="1" table:style-name="ce41">
            <text:p>466.3</text:p>
          </table:table-cell>
          <table:covered-table-cell/>
          <table:table-cell office:value-type="float" office:value="5.5" table:number-columns-spanned="2" table:number-rows-spanned="1" table:style-name="ce41">
            <text:p>5.5</text:p>
          </table:table-cell>
          <table:covered-table-cell/>
          <table:table-cell office:value-type="float" office:value="157.80000000000001" table:style-name="ce11">
            <text:p>157.8</text:p>
          </table:table-cell>
          <table:table-cell office:value-type="float" office:value="1.9" table:style-name="ce11">
            <text:p>1.9</text:p>
          </table:table-cell>
          <table:table-cell office:value-type="float" office:value="27.6" table:style-name="ce11">
            <text:p>27.6</text:p>
          </table:table-cell>
          <table:table-cell office:value-type="float" office:value="42.5" table:number-columns-spanned="2" table:number-rows-spanned="1" table:style-name="ce41">
            <text:p>42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5 und mehr Personen</text:span></text:p>
          </table:table-cell>
          <table:covered-table-cell table:number-columns-repeated="3"/>
          <table:table-cell office:value-type="float" office:value="75" table:number-columns-spanned="2" table:number-rows-spanned="1" table:style-name="ce41">
            <text:p>75.0</text:p>
          </table:table-cell>
          <table:covered-table-cell/>
          <table:table-cell office:value-type="float" office:value="664.5" table:number-columns-spanned="2" table:number-rows-spanned="1" table:style-name="ce41">
            <text:p>664.5</text:p>
          </table:table-cell>
          <table:covered-table-cell/>
          <table:table-cell office:value-type="float" office:value="7.3" table:number-columns-spanned="2" table:number-rows-spanned="1" table:style-name="ce41">
            <text:p>7.3</text:p>
          </table:table-cell>
          <table:covered-table-cell/>
          <table:table-cell office:value-type="float" office:value="494.9" table:number-columns-spanned="2" table:number-rows-spanned="1" table:style-name="ce41">
            <text:p>494.9</text:p>
          </table:table-cell>
          <table:covered-table-cell/>
          <table:table-cell office:value-type="float" office:value="5.4" table:number-columns-spanned="2" table:number-rows-spanned="1" table:style-name="ce41">
            <text:p>5.4</text:p>
          </table:table-cell>
          <table:covered-table-cell/>
          <table:table-cell office:value-type="float" office:value="171.4" table:style-name="ce11">
            <text:p>171.4</text:p>
          </table:table-cell>
          <table:table-cell office:value-type="float" office:value="2" table:style-name="ce11">
            <text:p>2.0</text:p>
          </table:table-cell>
          <table:table-cell office:value-type="float" office:value="28.5" table:style-name="ce11">
            <text:p>28.5</text:p>
          </table:table-cell>
          <table:table-cell office:value-type="float" office:value="37.5" table:number-columns-spanned="2" table:number-rows-spanned="1" table:style-name="ce41">
            <text:p>37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Familienhaushalt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Einfamilienhaushalte</text:span></text:p>
          </table:table-cell>
          <table:covered-table-cell table:number-columns-repeated="3"/>
          <table:table-cell office:value-type="float" office:value="770.4" table:number-columns-spanned="2" table:number-rows-spanned="1" table:style-name="ce41">
            <text:p>770.4</text:p>
          </table:table-cell>
          <table:covered-table-cell/>
          <table:table-cell office:value-type="float" office:value="549.5" table:number-columns-spanned="2" table:number-rows-spanned="1" table:style-name="ce41">
            <text:p>549.5</text:p>
          </table:table-cell>
          <table:covered-table-cell/>
          <table:table-cell office:value-type="float" office:value="72" table:number-columns-spanned="2" table:number-rows-spanned="1" table:style-name="ce45">
            <text:p>72</text:p>
          </table:table-cell>
          <table:covered-table-cell/>
          <table:table-cell office:value-type="float" office:value="405.5" table:number-columns-spanned="2" table:number-rows-spanned="1" table:style-name="ce41">
            <text:p>405.5</text:p>
          </table:table-cell>
          <table:covered-table-cell/>
          <table:table-cell office:value-type="float" office:value="5.3" table:number-columns-spanned="2" table:number-rows-spanned="1" table:style-name="ce41">
            <text:p>5.3</text:p>
          </table:table-cell>
          <table:covered-table-cell/>
          <table:table-cell office:value-type="float" office:value="145.30000000000001" table:style-name="ce11">
            <text:p>145.3</text:p>
          </table:table-cell>
          <table:table-cell office:value-type="float" office:value="2" table:style-name="ce11">
            <text:p>2.0</text:p>
          </table:table-cell>
          <table:table-cell office:value-type="float" office:value="29.1" table:style-name="ce11">
            <text:p>29.1</text:p>
          </table:table-cell>
          <table:table-cell office:value-type="float" office:value="41" table:number-columns-spanned="2" table:number-rows-spanned="1" table:style-name="ce41">
            <text:p>41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(Ehe-)Paar ohne Kind(-er)</text:span></text:p>
          </table:table-cell>
          <table:covered-table-cell table:number-columns-repeated="3"/>
          <table:table-cell office:value-type="float" office:value="317" table:number-columns-spanned="2" table:number-rows-spanned="1" table:style-name="ce41">
            <text:p>317.0</text:p>
          </table:table-cell>
          <table:covered-table-cell/>
          <table:table-cell office:value-type="float" office:value="503.9" table:number-columns-spanned="2" table:number-rows-spanned="1" table:style-name="ce41">
            <text:p>503.9</text:p>
          </table:table-cell>
          <table:covered-table-cell/>
          <table:table-cell office:value-type="float" office:value="72" table:number-columns-spanned="2" table:number-rows-spanned="1" table:style-name="ce45">
            <text:p>72</text:p>
          </table:table-cell>
          <table:covered-table-cell/>
          <table:table-cell office:value-type="float" office:value="370.6" table:number-columns-spanned="2" table:number-rows-spanned="1" table:style-name="ce41">
            <text:p>370.6</text:p>
          </table:table-cell>
          <table:covered-table-cell/>
          <table:table-cell office:value-type="float" office:value="5.3" table:number-columns-spanned="2" table:number-rows-spanned="1" table:style-name="ce41">
            <text:p>5.3</text:p>
          </table:table-cell>
          <table:covered-table-cell/>
          <table:table-cell office:value-type="float" office:value="134.30000000000001" table:style-name="ce11">
            <text:p>134.3</text:p>
          </table:table-cell>
          <table:table-cell office:value-type="float" office:value="2" table:style-name="ce11">
            <text:p>2.0</text:p>
          </table:table-cell>
          <table:table-cell office:value-type="float" office:value="29.8" table:style-name="ce11">
            <text:p>29.8</text:p>
          </table:table-cell>
          <table:table-cell office:value-type="float" office:value="42.3" table:number-columns-spanned="2" table:number-rows-spanned="1" table:style-name="ce41">
            <text:p>42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(Ehe-)Paar mit Kinc:l(-em)</text:span></text:p>
          </table:table-cell>
          <table:covered-table-cell table:number-columns-repeated="3"/>
          <table:table-cell office:value-type="float" office:value="316.5" table:number-columns-spanned="2" table:number-rows-spanned="1" table:style-name="ce41">
            <text:p>316.5</text:p>
          </table:table-cell>
          <table:covered-table-cell/>
          <table:table-cell office:value-type="float" office:value="603.79999999999995" table:number-columns-spanned="2" table:number-rows-spanned="1" table:style-name="ce41">
            <text:p>603.8</text:p>
          </table:table-cell>
          <table:covered-table-cell/>
          <table:table-cell office:value-type="float" office:value="7.3" table:number-columns-spanned="2" table:number-rows-spanned="1" table:style-name="ce41">
            <text:p>7.3</text:p>
          </table:table-cell>
          <table:covered-table-cell/>
          <table:table-cell office:value-type="float" office:value="449" table:number-columns-spanned="2" table:number-rows-spanned="1" table:style-name="ce41">
            <text:p>449.0</text:p>
          </table:table-cell>
          <table:covered-table-cell/>
          <table:table-cell office:value-type="float" office:value="5.4" table:number-columns-spanned="2" table:number-rows-spanned="1" table:style-name="ce41">
            <text:p>5.4</text:p>
          </table:table-cell>
          <table:covered-table-cell/>
          <table:table-cell office:value-type="float" office:value="156.1" table:style-name="ce11">
            <text:p>156.1</text:p>
          </table:table-cell>
          <table:table-cell office:value-type="float" office:value="2" table:style-name="ce11">
            <text:p>2.0</text:p>
          </table:table-cell>
          <table:table-cell office:value-type="float" office:value="28" table:style-name="ce11">
            <text:p>28.0</text:p>
          </table:table-cell>
          <table:table-cell office:value-type="float" office:value="42.2" table:number-columns-spanned="2" table:number-rows-spanned="1" table:style-name="ce41">
            <text:p>42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Vater mit Kind(-em)</text:span></text:p>
          </table:table-cell>
          <table:covered-table-cell table:number-columns-repeated="3"/>
          <table:table-cell office:value-type="float" office:value="13.9" table:number-columns-spanned="2" table:number-rows-spanned="1" table:style-name="ce41">
            <text:p>13.9</text:p>
          </table:table-cell>
          <table:covered-table-cell/>
          <table:table-cell office:value-type="float" office:value="555.20000000000005" table:number-columns-spanned="2" table:number-rows-spanned="1" table:style-name="ce41">
            <text:p>555.2</text:p>
          </table:table-cell>
          <table:covered-table-cell/>
          <table:table-cell office:value-type="float" office:value="72" table:number-columns-spanned="2" table:number-rows-spanned="1" table:style-name="ce45">
            <text:p>72</text:p>
          </table:table-cell>
          <table:covered-table-cell/>
          <table:table-cell office:value-type="float" office:value="397.9" table:number-columns-spanned="2" table:number-rows-spanned="1" table:style-name="ce41">
            <text:p>397.9</text:p>
          </table:table-cell>
          <table:covered-table-cell/>
          <table:table-cell office:value-type="float" office:value="5.0999999999999996" table:number-columns-spanned="2" table:number-rows-spanned="1" table:style-name="ce41">
            <text:p>5.1</text:p>
          </table:table-cell>
          <table:covered-table-cell/>
          <table:table-cell office:value-type="float" office:value="158" table:style-name="ce11">
            <text:p>158.0</text:p>
          </table:table-cell>
          <table:table-cell office:value-type="float" office:value="21" table:style-name="ce13">
            <text:p>21</text:p>
          </table:table-cell>
          <table:table-cell office:value-type="float" office:value="31.1" table:style-name="ce11">
            <text:p>31.1</text:p>
          </table:table-cell>
          <table:table-cell office:value-type="float" office:value="-47.5" table:number-columns-spanned="2" table:number-rows-spanned="1" table:style-name="ce47">
            <text:p>(47.5)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Mutter mit Kind(-em)</text:span></text:p>
          </table:table-cell>
          <table:covered-table-cell table:number-columns-repeated="3"/>
          <table:table-cell office:value-type="float" office:value="123" table:number-columns-spanned="2" table:number-rows-spanned="1" table:style-name="ce41">
            <text:p>123.0</text:p>
          </table:table-cell>
          <table:covered-table-cell/>
          <table:table-cell office:value-type="float" office:value="526.9" table:number-columns-spanned="2" table:number-rows-spanned="1" table:style-name="ce41">
            <text:p>526.9</text:p>
          </table:table-cell>
          <table:covered-table-cell/>
          <table:table-cell office:value-type="float" office:value="7" table:number-columns-spanned="2" table:number-rows-spanned="1" table:style-name="ce41">
            <text:p>7.0</text:p>
          </table:table-cell>
          <table:covered-table-cell/>
          <table:table-cell office:value-type="float" office:value="384.3" table:number-columns-spanned="2" table:number-rows-spanned="1" table:style-name="ce41">
            <text:p>384.3</text:p>
          </table:table-cell>
          <table:covered-table-cell/>
          <table:table-cell office:value-type="float" office:value="5.0999999999999996" table:number-columns-spanned="2" table:number-rows-spanned="1" table:style-name="ce41">
            <text:p>5.1</text:p>
          </table:table-cell>
          <table:covered-table-cell/>
          <table:table-cell office:value-type="float" office:value="144.6" table:style-name="ce11">
            <text:p>144.6</text:p>
          </table:table-cell>
          <table:table-cell office:value-type="float" office:value="2" table:style-name="ce11">
            <text:p>2.0</text:p>
          </table:table-cell>
          <table:table-cell office:value-type="float" office:value="30" table:style-name="ce11">
            <text:p>30.0</text:p>
          </table:table-cell>
          <table:table-cell office:value-type="float" office:value="31.9" table:number-columns-spanned="2" table:number-rows-spanned="1" table:style-name="ce41">
            <text:p>31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Mehrfamilienhaushalte</text:span></text:p>
          </table:table-cell>
          <table:covered-table-cell table:number-columns-repeated="3"/>
          <table:table-cell office:value-type="float" office:value="10.1" table:number-columns-spanned="2" table:number-rows-spanned="1" table:style-name="ce41">
            <text:p>10.1</text:p>
          </table:table-cell>
          <table:covered-table-cell/>
          <table:table-cell office:value-type="float" office:value="581.20000000000005" table:number-columns-spanned="2" table:number-rows-spanned="1" table:style-name="ce41">
            <text:p>581.2</text:p>
          </table:table-cell>
          <table:covered-table-cell/>
          <table:table-cell office:value-type="float" office:value="6.9" table:number-columns-spanned="2" table:number-rows-spanned="1" table:style-name="ce41">
            <text:p>6.9</text:p>
          </table:table-cell>
          <table:covered-table-cell/>
          <table:table-cell office:value-type="float" office:value="412.9" table:number-columns-spanned="2" table:number-rows-spanned="1" table:style-name="ce41">
            <text:p>412.9</text:p>
          </table:table-cell>
          <table:covered-table-cell/>
          <table:table-cell office:value-type="float" office:value="4.9000000000000004" table:number-columns-spanned="2" table:number-rows-spanned="1" table:style-name="ce41">
            <text:p>4.9</text:p>
          </table:table-cell>
          <table:covered-table-cell/>
          <table:table-cell office:value-type="float" office:value="168.2" table:style-name="ce11">
            <text:p>168.2</text:p>
          </table:table-cell>
          <table:table-cell office:value-type="float" office:value="2" table:style-name="ce11">
            <text:p>2.0</text:p>
          </table:table-cell>
          <table:table-cell office:value-type="float" office:value="31.1" table:style-name="ce11">
            <text:p>31.1</text:p>
          </table:table-cell>
          <table:table-cell office:value-type="string" table:number-columns-spanned="2" table:number-rows-spanned="1" table:style-name="ce42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Nichtfamilienhaushalte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Einpersonenhaushalte</text:span></text:p>
          </table:table-cell>
          <table:covered-table-cell table:number-columns-repeated="3"/>
          <table:table-cell office:value-type="float" office:value="762.8" table:number-columns-spanned="2" table:number-rows-spanned="1" table:style-name="ce41">
            <text:p>762.8</text:p>
          </table:table-cell>
          <table:covered-table-cell/>
          <table:table-cell office:value-type="float" office:value="413.5" table:number-columns-spanned="2" table:number-rows-spanned="1" table:style-name="ce41">
            <text:p>413.5</text:p>
          </table:table-cell>
          <table:covered-table-cell/>
          <table:table-cell office:value-type="float" office:value="7.4" table:number-columns-spanned="2" table:number-rows-spanned="1" table:style-name="ce41">
            <text:p>7.4</text:p>
          </table:table-cell>
          <table:covered-table-cell/>
          <table:table-cell office:value-type="float" office:value="299.8" table:number-columns-spanned="2" table:number-rows-spanned="1" table:style-name="ce41">
            <text:p>299.8</text:p>
          </table:table-cell>
          <table:covered-table-cell/>
          <table:table-cell office:value-type="float" office:value="5.3" table:number-columns-spanned="2" table:number-rows-spanned="1" table:style-name="ce41">
            <text:p>5.3</text:p>
          </table:table-cell>
          <table:covered-table-cell/>
          <table:table-cell office:value-type="float" office:value="114.5" table:style-name="ce11">
            <text:p>114.5</text:p>
          </table:table-cell>
          <table:table-cell office:value-type="float" office:value="21" table:style-name="ce13">
            <text:p>21</text:p>
          </table:table-cell>
          <table:table-cell office:value-type="float" office:value="30.4" table:style-name="ce11">
            <text:p>30.4</text:p>
          </table:table-cell>
          <table:table-cell office:value-type="float" office:value="37" table:number-columns-spanned="2" table:number-rows-spanned="1" table:style-name="ce41">
            <text:p>37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bis unter 30 Jahre</text:span></text:p>
          </table:table-cell>
          <table:covered-table-cell table:number-columns-repeated="3"/>
          <table:table-cell office:value-type="float" office:value="145.69999999999999" table:number-columns-spanned="2" table:number-rows-spanned="1" table:style-name="ce41">
            <text:p>145.7</text:p>
          </table:table-cell>
          <table:covered-table-cell/>
          <table:table-cell office:value-type="float" office:value="425.5" table:number-columns-spanned="2" table:number-rows-spanned="1" table:style-name="ce41">
            <text:p>425.5</text:p>
          </table:table-cell>
          <table:covered-table-cell/>
          <table:table-cell office:value-type="float" office:value="8.6" table:number-columns-spanned="2" table:number-rows-spanned="1" table:style-name="ce41">
            <text:p>8.6</text:p>
          </table:table-cell>
          <table:covered-table-cell/>
          <table:table-cell office:value-type="float" office:value="318.8" table:number-columns-spanned="2" table:number-rows-spanned="1" table:style-name="ce41">
            <text:p>318.8</text:p>
          </table:table-cell>
          <table:covered-table-cell/>
          <table:table-cell office:value-type="float" office:value="6.4" table:number-columns-spanned="2" table:number-rows-spanned="1" table:style-name="ce41">
            <text:p>6.4</text:p>
          </table:table-cell>
          <table:covered-table-cell/>
          <table:table-cell office:value-type="float" office:value="107.2" table:style-name="ce11">
            <text:p>107.2</text:p>
          </table:table-cell>
          <table:table-cell office:value-type="float" office:value="22" table:style-name="ce13">
            <text:p>22</text:p>
          </table:table-cell>
          <table:table-cell office:value-type="float" office:value="26.7" table:style-name="ce11">
            <text:p>26.7</text:p>
          </table:table-cell>
          <table:table-cell office:value-type="float" office:value="37" table:number-columns-spanned="2" table:number-rows-spanned="1" table:style-name="ce41">
            <text:p>37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30 bis unter 60 Jahre</text:span></text:p>
          </table:table-cell>
          <table:covered-table-cell table:number-columns-repeated="3"/>
          <table:table-cell office:value-type="float" office:value="375.5" table:number-columns-spanned="2" table:number-rows-spanned="1" table:style-name="ce41">
            <text:p>375.5</text:p>
          </table:table-cell>
          <table:covered-table-cell/>
          <table:table-cell office:value-type="float" office:value="434.4" table:number-columns-spanned="2" table:number-rows-spanned="1" table:style-name="ce41">
            <text:p>434.4</text:p>
          </table:table-cell>
          <table:covered-table-cell/>
          <table:table-cell office:value-type="float" office:value="7.7" table:number-columns-spanned="2" table:number-rows-spanned="1" table:style-name="ce41">
            <text:p>7.7</text:p>
          </table:table-cell>
          <table:covered-table-cell/>
          <table:table-cell office:value-type="float" office:value="321.8" table:number-columns-spanned="2" table:number-rows-spanned="1" table:style-name="ce41">
            <text:p>321.8</text:p>
          </table:table-cell>
          <table:covered-table-cell/>
          <table:table-cell office:value-type="float" office:value="5.7" table:number-columns-spanned="2" table:number-rows-spanned="1" table:style-name="ce41">
            <text:p>5.7</text:p>
          </table:table-cell>
          <table:covered-table-cell/>
          <table:table-cell office:value-type="float" office:value="113.5" table:style-name="ce11">
            <text:p>113.5</text:p>
          </table:table-cell>
          <table:table-cell office:value-type="float" office:value="21" table:style-name="ce13">
            <text:p>21</text:p>
          </table:table-cell>
          <table:table-cell office:value-type="float" office:value="28.7" table:style-name="ce11">
            <text:p>28.7</text:p>
          </table:table-cell>
          <table:table-cell office:value-type="float" office:value="37.5" table:number-columns-spanned="2" table:number-rows-spanned="1" table:style-name="ce41">
            <text:p>37.5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60 und mehr Jahre</text:span></text:p>
          </table:table-cell>
          <table:covered-table-cell table:number-columns-repeated="3"/>
          <table:table-cell office:value-type="float" office:value="241.6" table:number-columns-spanned="2" table:number-rows-spanned="1" table:style-name="ce41">
            <text:p>241.6</text:p>
          </table:table-cell>
          <table:covered-table-cell/>
          <table:table-cell office:value-type="float" office:value="373.9" table:number-columns-spanned="2" table:number-rows-spanned="1" table:style-name="ce41">
            <text:p>373.9</text:p>
          </table:table-cell>
          <table:covered-table-cell/>
          <table:table-cell office:value-type="float" office:value="6.2" table:number-columns-spanned="2" table:number-rows-spanned="1" table:style-name="ce41">
            <text:p>6.2</text:p>
          </table:table-cell>
          <table:covered-table-cell/>
          <table:table-cell office:value-type="float" office:value="254.1" table:number-columns-spanned="2" table:number-rows-spanned="1" table:style-name="ce41">
            <text:p>254.1</text:p>
          </table:table-cell>
          <table:covered-table-cell/>
          <table:table-cell office:value-type="float" office:value="42" table:number-columns-spanned="2" table:number-rows-spanned="1" table:style-name="ce45">
            <text:p>42</text:p>
          </table:table-cell>
          <table:covered-table-cell/>
          <table:table-cell office:value-type="float" office:value="120.4" table:style-name="ce11">
            <text:p>120.4</text:p>
          </table:table-cell>
          <table:table-cell office:value-type="float" office:value="2" table:style-name="ce11">
            <text:p>2.0</text:p>
          </table:table-cell>
          <table:table-cell office:value-type="float" office:value="35.299999999999997" table:style-name="ce11">
            <text:p>35.3</text:p>
          </table:table-cell>
          <table:table-cell office:value-type="float" office:value="35.9" table:number-columns-spanned="2" table:number-rows-spanned="1" table:style-name="ce41">
            <text:p>35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Mehrpersonen-Nichtfamilienhaushalte</text:span></text:p>
          </table:table-cell>
          <table:covered-table-cell table:number-columns-repeated="3"/>
          <table:table-cell office:value-type="float" office:value="55.5" table:number-columns-spanned="2" table:number-rows-spanned="1" table:style-name="ce41">
            <text:p>55.5</text:p>
          </table:table-cell>
          <table:covered-table-cell/>
          <table:table-cell office:value-type="float" office:value="652.9" table:number-columns-spanned="2" table:number-rows-spanned="1" table:style-name="ce41">
            <text:p>652.9</text:p>
          </table:table-cell>
          <table:covered-table-cell/>
          <table:table-cell office:value-type="float" office:value="8.9" table:number-columns-spanned="2" table:number-rows-spanned="1" table:style-name="ce41">
            <text:p>8.9</text:p>
          </table:table-cell>
          <table:covered-table-cell/>
          <table:table-cell office:value-type="float" office:value="506.3" table:number-columns-spanned="2" table:number-rows-spanned="1" table:style-name="ce41">
            <text:p>506.3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148.1" table:style-name="ce11">
            <text:p>148.1</text:p>
          </table:table-cell>
          <table:table-cell office:value-type="float" office:value="21" table:style-name="ce13">
            <text:p>21</text:p>
          </table:table-cell>
          <table:table-cell office:value-type="float" office:value="25.9" table:style-name="ce11">
            <text:p>25.9</text:p>
          </table:table-cell>
          <table:table-cell office:value-type="float" office:value="45.9" table:number-columns-spanned="2" table:number-rows-spanned="1" table:style-name="ce41">
            <text:p>45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Mietvertragsdauer2)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bis unter 2 Jahre</text:span></text:p>
          </table:table-cell>
          <table:covered-table-cell table:number-columns-repeated="3"/>
          <table:table-cell office:value-type="float" office:value="323.60000000000002" table:number-columns-spanned="2" table:number-rows-spanned="1" table:style-name="ce41">
            <text:p>323.6</text:p>
          </table:table-cell>
          <table:covered-table-cell/>
          <table:table-cell office:value-type="float" office:value="560" table:number-columns-spanned="2" table:number-rows-spanned="1" table:style-name="ce41">
            <text:p>560.0</text:p>
          </table:table-cell>
          <table:covered-table-cell/>
          <table:table-cell office:value-type="float" office:value="8.9" table:number-columns-spanned="2" table:number-rows-spanned="1" table:style-name="ce41">
            <text:p>8.9</text:p>
          </table:table-cell>
          <table:covered-table-cell/>
          <table:table-cell office:value-type="float" office:value="434.6" table:number-columns-spanned="2" table:number-rows-spanned="1" table:style-name="ce41">
            <text:p>434.6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126.8" table:style-name="ce11">
            <text:p>126.8</text:p>
          </table:table-cell>
          <table:table-cell office:value-type="float" office:value="21" table:style-name="ce13">
            <text:p>21</text:p>
          </table:table-cell>
          <table:table-cell office:value-type="float" office:value="24.6" table:style-name="ce11">
            <text:p>24.6</text:p>
          </table:table-cell>
          <table:table-cell office:value-type="float" office:value="40.1" table:number-columns-spanned="2" table:number-rows-spanned="1" table:style-name="ce41">
            <text:p>40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2 bis unter 5 Jahre</text:span></text:p>
          </table:table-cell>
          <table:covered-table-cell table:number-columns-repeated="3"/>
          <table:table-cell office:value-type="float" office:value="381" table:number-columns-spanned="2" table:number-rows-spanned="1" table:style-name="ce41">
            <text:p>381.0</text:p>
          </table:table-cell>
          <table:covered-table-cell/>
          <table:table-cell office:value-type="float" office:value="536.6" table:number-columns-spanned="2" table:number-rows-spanned="1" table:style-name="ce41">
            <text:p>536.6</text:p>
          </table:table-cell>
          <table:covered-table-cell/>
          <table:table-cell office:value-type="float" office:value="8.3000000000000007" table:number-columns-spanned="2" table:number-rows-spanned="1" table:style-name="ce41">
            <text:p>8.3</text:p>
          </table:table-cell>
          <table:covered-table-cell/>
          <table:table-cell office:value-type="float" office:value="411" table:number-columns-spanned="2" table:number-rows-spanned="1" table:style-name="ce41">
            <text:p>411.0</text:p>
          </table:table-cell>
          <table:covered-table-cell/>
          <table:table-cell office:value-type="float" office:value="6.3" table:number-columns-spanned="2" table:number-rows-spanned="1" table:style-name="ce41">
            <text:p>6.3</text:p>
          </table:table-cell>
          <table:covered-table-cell/>
          <table:table-cell office:value-type="float" office:value="126.5" table:style-name="ce11">
            <text:p>126.5</text:p>
          </table:table-cell>
          <table:table-cell office:value-type="float" office:value="2" table:style-name="ce11">
            <text:p>2.0</text:p>
          </table:table-cell>
          <table:table-cell office:value-type="float" office:value="25.5" table:style-name="ce11">
            <text:p>25.5</text:p>
          </table:table-cell>
          <table:table-cell office:value-type="float" office:value="39.4" table:number-columns-spanned="2" table:number-rows-spanned="1" table:style-name="ce41">
            <text:p>39.4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42">
            <text:p><text:span text:style-name="T2">5 bis unter 10 Jahre</text:span></text:p>
          </table:table-cell>
          <table:covered-table-cell table:number-columns-repeated="3"/>
          <table:table-cell office:value-type="float" office:value="285.10000000000002" table:number-columns-spanned="2" table:number-rows-spanned="1" table:style-name="ce41">
            <text:p>285.1</text:p>
          </table:table-cell>
          <table:covered-table-cell/>
          <table:table-cell office:value-type="float" office:value="498.3" table:number-columns-spanned="2" table:number-rows-spanned="1" table:style-name="ce41">
            <text:p>498.3</text:p>
          </table:table-cell>
          <table:covered-table-cell/>
          <table:table-cell office:value-type="float" office:value="7.4" table:number-columns-spanned="2" table:number-rows-spanned="1" table:style-name="ce41">
            <text:p>7.4</text:p>
          </table:table-cell>
          <table:covered-table-cell/>
          <table:table-cell office:value-type="float" office:value="367.4" table:number-columns-spanned="2" table:number-rows-spanned="1" table:style-name="ce41">
            <text:p>367.4</text:p>
          </table:table-cell>
          <table:covered-table-cell/>
          <table:table-cell office:value-type="float" office:value="5.4" table:number-columns-spanned="2" table:number-rows-spanned="1" table:style-name="ce39">
            <text:p>5.4</text:p>
          </table:table-cell>
          <table:covered-table-cell/>
          <table:table-cell office:value-type="float" office:value="132.1" table:style-name="ce11">
            <text:p>132.1</text:p>
          </table:table-cell>
          <table:table-cell office:value-type="float" office:value="2" table:style-name="ce11">
            <text:p>2.0</text:p>
          </table:table-cell>
          <table:table-cell office:value-type="float" office:value="28.4" table:style-name="ce11">
            <text:p>28.4</text:p>
          </table:table-cell>
          <table:table-cell office:value-type="float" office:value="38.1" table:number-columns-spanned="2" table:number-rows-spanned="1" table:style-name="ce41">
            <text:p>38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10 bis unter 20 Jahre</text:span></text:p>
          </table:table-cell>
          <table:covered-table-cell table:number-columns-repeated="3"/>
          <table:table-cell office:value-type="float" office:value="264" table:number-columns-spanned="2" table:number-rows-spanned="1" table:style-name="ce41">
            <text:p>264.0</text:p>
          </table:table-cell>
          <table:covered-table-cell/>
          <table:table-cell office:value-type="float" office:value="457.4" table:number-columns-spanned="2" table:number-rows-spanned="1" table:style-name="ce41">
            <text:p>457.4</text:p>
          </table:table-cell>
          <table:covered-table-cell/>
          <table:table-cell office:value-type="float" office:value="6.7" table:number-columns-spanned="2" table:number-rows-spanned="1" table:style-name="ce41">
            <text:p>6.7</text:p>
          </table:table-cell>
          <table:covered-table-cell/>
          <table:table-cell office:value-type="float" office:value="325.8" table:number-columns-spanned="2" table:number-rows-spanned="1" table:style-name="ce41">
            <text:p>325.8</text:p>
          </table:table-cell>
          <table:covered-table-cell/>
          <table:table-cell office:value-type="float" office:value="4.7" table:number-columns-spanned="2" table:number-rows-spanned="1" table:style-name="ce41">
            <text:p>4.7</text:p>
          </table:table-cell>
          <table:covered-table-cell/>
          <table:table-cell office:value-type="float" office:value="132.6" table:style-name="ce11">
            <text:p>132.6</text:p>
          </table:table-cell>
          <table:table-cell office:value-type="float" office:value="2" table:style-name="ce11">
            <text:p>2.0</text:p>
          </table:table-cell>
          <table:table-cell office:value-type="float" office:value="31.2" table:style-name="ce11">
            <text:p>31.2</text:p>
          </table:table-cell>
          <table:table-cell office:value-type="float" office:value="40.700000000000003" table:number-columns-spanned="2" table:number-rows-spanned="1" table:style-name="ce41">
            <text:p>40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20 bis unter 30 Jahre</text:span></text:p>
          </table:table-cell>
          <table:covered-table-cell table:number-columns-repeated="3"/>
          <table:table-cell office:value-type="float" office:value="131.30000000000001" table:number-columns-spanned="2" table:number-rows-spanned="1" table:style-name="ce41">
            <text:p>131.3</text:p>
          </table:table-cell>
          <table:covered-table-cell/>
          <table:table-cell office:value-type="float" office:value="423.4" table:number-columns-spanned="2" table:number-rows-spanned="1" table:style-name="ce41">
            <text:p>423.4</text:p>
          </table:table-cell>
          <table:covered-table-cell/>
          <table:table-cell office:value-type="float" office:value="5.9" table:number-columns-spanned="2" table:number-rows-spanned="1" table:style-name="ce41">
            <text:p>5.9</text:p>
          </table:table-cell>
          <table:covered-table-cell/>
          <table:table-cell office:value-type="float" office:value="287.8" table:number-columns-spanned="2" table:number-rows-spanned="1" table:style-name="ce41">
            <text:p>287.8</text:p>
          </table:table-cell>
          <table:covered-table-cell/>
          <table:table-cell office:value-type="float" office:value="4" table:number-columns-spanned="2" table:number-rows-spanned="1" table:style-name="ce41">
            <text:p>4.0</text:p>
          </table:table-cell>
          <table:covered-table-cell/>
          <table:table-cell office:value-type="float" office:value="136.4" table:style-name="ce11">
            <text:p>136.4</text:p>
          </table:table-cell>
          <table:table-cell office:value-type="float" office:value="2" table:style-name="ce11">
            <text:p>2.0</text:p>
          </table:table-cell>
          <table:table-cell office:value-type="float" office:value="35.1" table:style-name="ce11">
            <text:p>35.1</text:p>
          </table:table-cell>
          <table:table-cell office:value-type="float" office:value="43" table:number-columns-spanned="2" table:number-rows-spanned="1" table:style-name="ce41">
            <text:p>43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30 Jahre und länger</text:span></text:p>
          </table:table-cell>
          <table:covered-table-cell table:number-columns-repeated="3"/>
          <table:table-cell office:value-type="float" office:value="213.2" table:number-columns-spanned="2" table:number-rows-spanned="1" table:style-name="ce41">
            <text:p>213.2</text:p>
          </table:table-cell>
          <table:covered-table-cell/>
          <table:table-cell office:value-type="float" office:value="358.6" table:number-columns-spanned="2" table:number-rows-spanned="1" table:style-name="ce41">
            <text:p>358.6</text:p>
          </table:table-cell>
          <table:covered-table-cell/>
          <table:table-cell office:value-type="float" office:value="5" table:number-columns-spanned="2" table:number-rows-spanned="1" table:style-name="ce41">
            <text:p>5.0</text:p>
          </table:table-cell>
          <table:covered-table-cell/>
          <table:table-cell office:value-type="float" office:value="221.7" table:number-columns-spanned="2" table:number-rows-spanned="1" table:style-name="ce41">
            <text:p>221.7</text:p>
          </table:table-cell>
          <table:covered-table-cell/>
          <table:table-cell office:value-type="float" office:value="3.1" table:number-columns-spanned="2" table:number-rows-spanned="1" table:style-name="ce41">
            <text:p>3.1</text:p>
          </table:table-cell>
          <table:covered-table-cell/>
          <table:table-cell office:value-type="float" office:value="137.4" table:style-name="ce11">
            <text:p>137.4</text:p>
          </table:table-cell>
          <table:table-cell office:value-type="float" office:value="2" table:style-name="ce11">
            <text:p>2.0</text:p>
          </table:table-cell>
          <table:table-cell office:value-type="float" office:value="40.9" table:style-name="ce11">
            <text:p>40.9</text:p>
          </table:table-cell>
          <table:table-cell office:value-type="float" office:value="35.9" table:number-columns-spanned="2" table:number-rows-spanned="1" table:style-name="ce41">
            <text:p>35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Befristung des Mietvertrags</text:span></text:p>
          </table:table-cell>
          <table:covered-table-cell table:number-columns-repeated="3"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repeated="3" table:style-name="ce12"/>
          <table:table-cell table:number-columns-spanned="2" table:number-rows-spanned="1" table:style-name="ce43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befristet</text:span></text:p>
          </table:table-cell>
          <table:covered-table-cell table:number-columns-repeated="3"/>
          <table:table-cell office:value-type="float" office:value="334.2" table:number-columns-spanned="2" table:number-rows-spanned="1" table:style-name="ce41">
            <text:p>334.2</text:p>
          </table:table-cell>
          <table:covered-table-cell/>
          <table:table-cell office:value-type="float" office:value="609.9" table:number-columns-spanned="2" table:number-rows-spanned="1" table:style-name="ce41">
            <text:p>609.9</text:p>
          </table:table-cell>
          <table:covered-table-cell/>
          <table:table-cell office:value-type="float" office:value="9.6999999999999993" table:number-columns-spanned="2" table:number-rows-spanned="1" table:style-name="ce41">
            <text:p>9.7</text:p>
          </table:table-cell>
          <table:covered-table-cell/>
          <table:table-cell office:value-type="float" office:value="482.7" table:number-columns-spanned="2" table:number-rows-spanned="1" table:style-name="ce41">
            <text:p>482.7</text:p>
          </table:table-cell>
          <table:covered-table-cell/>
          <table:table-cell office:value-type="float" office:value="7.6" table:number-columns-spanned="2" table:number-rows-spanned="1" table:style-name="ce41">
            <text:p>7.6</text:p>
          </table:table-cell>
          <table:covered-table-cell/>
          <table:table-cell office:value-type="float" office:value="128.80000000000001" table:style-name="ce11">
            <text:p>128.8</text:p>
          </table:table-cell>
          <table:table-cell office:value-type="float" office:value="21" table:style-name="ce13">
            <text:p>21</text:p>
          </table:table-cell>
          <table:table-cell office:value-type="float" office:value="22.8" table:style-name="ce11">
            <text:p>22.8</text:p>
          </table:table-cell>
          <table:table-cell office:value-type="float" office:value="43.9" table:number-columns-spanned="2" table:number-rows-spanned="1" table:style-name="ce41">
            <text:p>43.9</text:p>
          </table:table-cell>
          <table:covered-table-cell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42">
            <text:p><text:span text:style-name="T2">unbefristet</text:span></text:p>
          </table:table-cell>
          <table:covered-table-cell table:number-columns-repeated="3"/>
          <table:table-cell office:value-type="float" office:value="1264.7" table:number-columns-spanned="2" table:number-rows-spanned="1" table:style-name="ce46">
            <text:p>1,264.7</text:p>
          </table:table-cell>
          <table:covered-table-cell/>
          <table:table-cell office:value-type="float" office:value="456.4" table:number-columns-spanned="2" table:number-rows-spanned="1" table:style-name="ce41">
            <text:p>456.4</text:p>
          </table:table-cell>
          <table:covered-table-cell/>
          <table:table-cell office:value-type="float" office:value="6.8" table:number-columns-spanned="2" table:number-rows-spanned="1" table:style-name="ce41">
            <text:p>6.8</text:p>
          </table:table-cell>
          <table:covered-table-cell/>
          <table:table-cell office:value-type="float" office:value="325.8" table:number-columns-spanned="2" table:number-rows-spanned="1" table:style-name="ce41">
            <text:p>325.8</text:p>
          </table:table-cell>
          <table:covered-table-cell/>
          <table:table-cell office:value-type="float" office:value="4.8" table:number-columns-spanned="2" table:number-rows-spanned="1" table:style-name="ce41">
            <text:p>4.8</text:p>
          </table:table-cell>
          <table:covered-table-cell/>
          <table:table-cell office:value-type="float" office:value="131.4" table:style-name="ce11">
            <text:p>131.4</text:p>
          </table:table-cell>
          <table:table-cell office:value-type="float" office:value="2" table:style-name="ce11">
            <text:p>2.0</text:p>
          </table:table-cell>
          <table:table-cell office:value-type="float" office:value="31.4" table:style-name="ce11">
            <text:p>31.4</text:p>
          </table:table-cell>
          <table:table-cell office:value-type="float" office:value="38.700000000000003" table:number-columns-spanned="2" table:number-rows-spanned="1" table:style-name="ce41">
            <text:p>38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style-name="ce1">
            <text:p><text:span text:style-name="T2">Q: STATISTIK AUSTRIA, Mikrozensus 2016. 1)Anzahl der Haupbnietwohnungen mit Nettomiete &gt; 0 Euro. - 2) Ohne Wohnungen mit unbekannter</text:span>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5">
            <text:p><text:span text:style-name="T2">Mietvertragsdauer.</text:span></text:p>
          </table:table-cell>
          <table:table-cell table:number-columns-repeated="16383" table:style-name="ce1"/>
        </table:table-row>
        <table:table-row table:style-name="ro4">
          <table:table-cell office:value-type="float" office:value="41" table:style-name="ce16">
            <text:p>41</text:p>
          </table:table-cell>
          <table:table-cell table:number-columns-repeated="16383" table:style-name="ce1"/>
        </table:table-row>
        <table:table-row table:number-rows-repeated="104850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">
      <number:number number:decimal-places="1" number:min-integer-digits="1" number:grouping="true"/>
      <style:map style:condition="value()&gt;=0" style:apply-style-name="N36P0"/>
    </number:number-style>
    <number:number-style style:name="N37P0">
      <number:number number:decimal-places="1" number:min-integer-digits="1"/>
    </number:number-style>
    <number:number-style style:name="N37">
      <number:number number:decimal-places="1" number:min-integer-digits="1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number:number number:decimal-places="0" number:min-integer-digits="1" number:grouping="true"/>
      <style:map style:condition="value()&gt;=0" style:apply-style-name="N38P0"/>
    </number:number-style>
    <number:number-style style:name="N39P0">
      <number:number number:decimal-places="1" number:min-integer-digits="1"/>
      <number:text> </number:text>
    </number:number-style>
    <number:number-style style:name="N39">
      <number:text>(</number:text>
      <number:number number:decimal-places="1" number:min-integer-digits="1"/>
      <number:text>)</number:text>
      <style:map style:condition="value()&gt;=0" style:apply-style-name="N39P0"/>
    </number:number-style>
    <number:number-style style:name="N40P0">
      <number:number number:decimal-places="0" number:min-integer-digits="1"/>
    </number:number-style>
    <number:number-style style:name="N40">
      <number:number number:decimal-places="0" number:min-integer-digits="1"/>
      <style:map style:condition="value()&gt;=0" style:apply-style-name="N4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50:46Z</meta:creation-date>
    <dc:date>2024-06-03T13:50:47Z</dc:date>
    <meta:editing-duration>PT0S</meta:editing-duration>
  </office:meta>
</office:document-meta>
</file>